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67.8pt"/>
    </style:style>
    <style:style style:name="co4" style:family="table-column">
      <style:table-column-properties fo:break-before="auto" style:column-width="54.9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63.84pt"/>
    </style:style>
    <style:style style:name="co7" style:family="table-column">
      <style:table-column-properties fo:break-before="auto" style:column-width="62.19pt"/>
    </style:style>
    <style:style style:name="co8" style:family="table-column">
      <style:table-column-properties fo:break-before="auto" style:column-width="65.79pt"/>
    </style:style>
    <style:style style:name="co9" style:family="table-column">
      <style:table-column-properties fo:break-before="auto" style:column-width="65.2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4.34pt"/>
    </style:style>
    <style:style style:name="co12" style:family="table-column">
      <style:table-column-properties fo:break-before="auto" style:column-width="55.56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FT_dump_221220_ZoneAdjust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ll_name <text:s text:c="16"/></text:p>
          </table:table-cell>
          <table:table-cell/>
          <table:table-cell office:value-type="string" calcext:value-type="string">
            <text:p>datatype <text:s text:c="12"/></text:p>
          </table:table-cell>
          <table:table-cell table:style-name="Default" office:value-type="string" calcext:value-type="string">
            <text:p>date <text:s text:c="8"/></text:p>
          </table:table-cell>
          <table:table-cell office:value-type="string" calcext:value-type="string">
            <text:p>md <text:s text:c="10"/></text:p>
          </table:table-cell>
          <table:table-cell office:value-type="string" calcext:value-type="string">
            <text:p>tvd <text:s text:c="9"/></text:p>
          </table:table-cell>
          <table:table-cell office:value-type="string" calcext:value-type="string">
            <text:p>zone <text:s text:c="33"/></text:p>
          </table:table-cell>
          <table:table-cell office:value-type="string" calcext:value-type="string">
            <text:p><text:s/>value <text:s text:c="8"/></text:p>
          </table:table-cell>
          <table:table-cell office:value-type="string" calcext:value-type="string">
            <text:p><text:s/>cpi quality <text:s text:c="2"/></text:p>
          </table:table-cell>
          <table:table-cell office:value-type="string" calcext:value-type="string">
            <text:p><text:s/>dunno <text:s text:c="8"/></text:p>
          </table:table-cell>
          <table:table-cell office:value-type="string" calcext:value-type="string">
            <text:p><text:s/>dunno 2</text:p>
          </table:table-cell>
          <table:table-cell office:value-type="string" calcext:value-type="string">
            <text:p>x <text:s text:c="13"/></text:p>
          </table:table-cell>
          <table:table-cell office:value-type="string" calcext:value-type="string">
            <text:p>y <text:s text:c="13"/>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]=[.A1]; &quot;&quot;;[.A2])" office:value-type="string" office:string-value="NO 34/4-12 A              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3.5" calcext:value-type="float">
            <text:p>2563.5</text:p>
          </table:table-cell>
          <table:table-cell office:value-type="float" office:value="2455.068" calcext:value-type="float">
            <text:p>2455.068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1.82" calcext:value-type="float">
            <text:p>371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1.82" calcext:value-type="float">
            <text:p>371.82</text:p>
          </table:table-cell>
          <table:table-cell office:value-type="float" office:value="462097.92" calcext:value-type="float">
            <text:p>462097.92</text:p>
          </table:table-cell>
          <table:table-cell office:value-type="float" office:value="6824565.56" calcext:value-type="float">
            <text:p>6824565.5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3]=[.A2]; &quot;&quot;;[.A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5.6" calcext:value-type="float">
            <text:p>2565.6</text:p>
          </table:table-cell>
          <table:table-cell office:value-type="float" office:value="2456.942" calcext:value-type="float">
            <text:p>2456.942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1.9" calcext:value-type="float">
            <text:p>371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1.9" calcext:value-type="float">
            <text:p>371.9</text:p>
          </table:table-cell>
          <table:table-cell office:value-type="float" office:value="462096.98" calcext:value-type="float">
            <text:p>462096.98</text:p>
          </table:table-cell>
          <table:table-cell office:value-type="float" office:value="6824565.43" calcext:value-type="float">
            <text:p>6824565.43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4]=[.A3]; &quot;&quot;;[.A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2.6" calcext:value-type="float">
            <text:p>2572.6</text:p>
          </table:table-cell>
          <table:table-cell office:value-type="float" office:value="2463.187" calcext:value-type="float">
            <text:p>2463.187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3.23" calcext:value-type="float">
            <text:p>373.2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23" calcext:value-type="float">
            <text:p>373.23</text:p>
          </table:table-cell>
          <table:table-cell office:value-type="float" office:value="462093.85" calcext:value-type="float">
            <text:p>462093.85</text:p>
          </table:table-cell>
          <table:table-cell office:value-type="float" office:value="6824565" calcext:value-type="float">
            <text:p>682456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5]=[.A4]; &quot;&quot;;[.A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5" calcext:value-type="float">
            <text:p>2575</text:p>
          </table:table-cell>
          <table:table-cell office:value-type="float" office:value="2465.328" calcext:value-type="float">
            <text:p>2465.328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3.35" calcext:value-type="float">
            <text:p>373.3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35" calcext:value-type="float">
            <text:p>373.35</text:p>
          </table:table-cell>
          <table:table-cell office:value-type="float" office:value="462092.78" calcext:value-type="float">
            <text:p>462092.78</text:p>
          </table:table-cell>
          <table:table-cell office:value-type="float" office:value="6824564.85" calcext:value-type="float">
            <text:p>6824564.8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6]=[.A5]; &quot;&quot;;[.A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0.8" calcext:value-type="float">
            <text:p>2580.8</text:p>
          </table:table-cell>
          <table:table-cell office:value-type="float" office:value="2470.495" calcext:value-type="float">
            <text:p>2470.495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3.7" calcext:value-type="float">
            <text:p>373.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7" calcext:value-type="float">
            <text:p>373.7</text:p>
          </table:table-cell>
          <table:table-cell office:value-type="float" office:value="462090.17" calcext:value-type="float">
            <text:p>462090.17</text:p>
          </table:table-cell>
          <table:table-cell office:value-type="float" office:value="6824564.48" calcext:value-type="float">
            <text:p>6824564.4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7]=[.A6]; &quot;&quot;;[.A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5" calcext:value-type="float">
            <text:p>2585</text:p>
          </table:table-cell>
          <table:table-cell office:value-type="float" office:value="2474.235" calcext:value-type="float">
            <text:p>2474.235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88.28" calcext:value-type="float">
            <text:p>462088.28</text:p>
          </table:table-cell>
          <table:table-cell office:value-type="float" office:value="6824564.21" calcext:value-type="float">
            <text:p>6824564.21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8]=[.A7]; &quot;&quot;;[.A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0" calcext:value-type="float">
            <text:p>2590</text:p>
          </table:table-cell>
          <table:table-cell office:value-type="float" office:value="2478.688" calcext:value-type="float">
            <text:p>2478.688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2" calcext:value-type="float">
            <text:p>374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2" calcext:value-type="float">
            <text:p>374.2</text:p>
          </table:table-cell>
          <table:table-cell office:value-type="float" office:value="462086.02" calcext:value-type="float">
            <text:p>462086.02</text:p>
          </table:table-cell>
          <table:table-cell office:value-type="float" office:value="6824563.9" calcext:value-type="float">
            <text:p>6824563.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9]=[.A8]; &quot;&quot;;[.A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" calcext:value-type="float">
            <text:p>2594.7</text:p>
          </table:table-cell>
          <table:table-cell office:value-type="float" office:value="2482.873" calcext:value-type="float">
            <text:p>2482.873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5" calcext:value-type="float">
            <text:p>374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5" calcext:value-type="float">
            <text:p>374.5</text:p>
          </table:table-cell>
          <table:table-cell office:value-type="float" office:value="462083.91" calcext:value-type="float">
            <text:p>462083.91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0]=[.A9]; &quot;&quot;;[.A1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1" calcext:value-type="float">
            <text:p>2594.71</text:p>
          </table:table-cell>
          <table:table-cell office:value-type="float" office:value="2482.882" calcext:value-type="float">
            <text:p>2482.882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42" calcext:value-type="float">
            <text:p>374.42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1]=[.A10]; &quot;&quot;;[.A1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2" calcext:value-type="float">
            <text:p>2594.72</text:p>
          </table:table-cell>
          <table:table-cell office:value-type="float" office:value="2482.891" calcext:value-type="float">
            <text:p>2482.89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48" calcext:value-type="float">
            <text:p>374.4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48" calcext:value-type="float">
            <text:p>374.48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2]=[.A11]; &quot;&quot;;[.A1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3" calcext:value-type="float">
            <text:p>2594.73</text:p>
          </table:table-cell>
          <table:table-cell office:value-type="float" office:value="2482.899" calcext:value-type="float">
            <text:p>2482.899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-1" calcext:value-type="float">
            <text:p>-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51" calcext:value-type="float">
            <text:p>374.51</text:p>
          </table:table-cell>
          <table:table-cell office:value-type="float" office:value="462083.89" calcext:value-type="float">
            <text:p>462083.8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3]=[.A12]; &quot;&quot;;[.A1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3" calcext:value-type="float">
            <text:p>2668.3</text:p>
          </table:table-cell>
          <table:table-cell office:value-type="float" office:value="2548.275" calcext:value-type="float">
            <text:p>2548.275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42" calcext:value-type="float">
            <text:p>382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42" calcext:value-type="float">
            <text:p>382.42</text:p>
          </table:table-cell>
          <table:table-cell office:value-type="float" office:value="462050.47" calcext:value-type="float">
            <text:p>462050.47</text:p>
          </table:table-cell>
          <table:table-cell office:value-type="float" office:value="6824558.94" calcext:value-type="float">
            <text:p>6824558.94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4]=[.A13]; &quot;&quot;;[.A1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5" calcext:value-type="float">
            <text:p>2668.5</text:p>
          </table:table-cell>
          <table:table-cell office:value-type="float" office:value="2548.451" calcext:value-type="float">
            <text:p>2548.451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50.38" calcext:value-type="float">
            <text:p>462050.38</text:p>
          </table:table-cell>
          <table:table-cell office:value-type="float" office:value="6824558.93" calcext:value-type="float">
            <text:p>6824558.93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5]=[.A14]; &quot;&quot;;[.A1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" calcext:value-type="float">
            <text:p>2671</text:p>
          </table:table-cell>
          <table:table-cell office:value-type="float" office:value="2550.66" calcext:value-type="float">
            <text:p>2550.66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65" calcext:value-type="float">
            <text:p>382.6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65" calcext:value-type="float">
            <text:p>382.65</text:p>
          </table:table-cell>
          <table:table-cell office:value-type="float" office:value="462049.22" calcext:value-type="float">
            <text:p>462049.22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6]=[.A15]; &quot;&quot;;[.A1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.1" calcext:value-type="float">
            <text:p>2671.1</text:p>
          </table:table-cell>
          <table:table-cell office:value-type="float" office:value="2550.749" calcext:value-type="float">
            <text:p>2550.749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67" calcext:value-type="float">
            <text:p>382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67" calcext:value-type="float">
            <text:p>382.67</text:p>
          </table:table-cell>
          <table:table-cell office:value-type="float" office:value="462049.17" calcext:value-type="float">
            <text:p>462049.17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7]=[.A16]; &quot;&quot;;[.A1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4.5" calcext:value-type="float">
            <text:p>2674.5</text:p>
          </table:table-cell>
          <table:table-cell office:value-type="float" office:value="2553.753" calcext:value-type="float">
            <text:p>2553.753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3.04" calcext:value-type="float">
            <text:p>383.04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3.04" calcext:value-type="float">
            <text:p>383.04</text:p>
          </table:table-cell>
          <table:table-cell office:value-type="float" office:value="462047.59" calcext:value-type="float">
            <text:p>462047.59</text:p>
          </table:table-cell>
          <table:table-cell office:value-type="float" office:value="6824558.57" calcext:value-type="float">
            <text:p>6824558.57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8]=[.A17]; &quot;&quot;;[.A1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87.6" calcext:value-type="float">
            <text:p>2687.6</text:p>
          </table:table-cell>
          <table:table-cell office:value-type="float" office:value="2565.327" calcext:value-type="float">
            <text:p>2565.327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4.09" calcext:value-type="float">
            <text:p>384.0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4.09" calcext:value-type="float">
            <text:p>384.09</text:p>
          </table:table-cell>
          <table:table-cell office:value-type="float" office:value="462041.51" calcext:value-type="float">
            <text:p>462041.51</text:p>
          </table:table-cell>
          <table:table-cell office:value-type="float" office:value="6824557.8" calcext:value-type="float">
            <text:p>6824557.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19]=[.A18]; &quot;&quot;;[.A1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6.8" calcext:value-type="float">
            <text:p>2696.8</text:p>
          </table:table-cell>
          <table:table-cell office:value-type="float" office:value="2573.452" calcext:value-type="float">
            <text:p>2573.45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08" calcext:value-type="float">
            <text:p>385.0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08" calcext:value-type="float">
            <text:p>385.08</text:p>
          </table:table-cell>
          <table:table-cell office:value-type="float" office:value="462037.22" calcext:value-type="float">
            <text:p>462037.22</text:p>
          </table:table-cell>
          <table:table-cell office:value-type="float" office:value="6824557.26" calcext:value-type="float">
            <text:p>6824557.2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0]=[.A19]; &quot;&quot;;[.A2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" calcext:value-type="float">
            <text:p>2699.7</text:p>
          </table:table-cell>
          <table:table-cell office:value-type="float" office:value="2576.002" calcext:value-type="float">
            <text:p>2576.00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14" calcext:value-type="float">
            <text:p>385.1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14" calcext:value-type="float">
            <text:p>385.14</text:p>
          </table:table-cell>
          <table:table-cell office:value-type="float" office:value="462035.86" calcext:value-type="float">
            <text:p>462035.86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1]=[.A20]; &quot;&quot;;[.A2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1" calcext:value-type="float">
            <text:p>2699.71</text:p>
          </table:table-cell>
          <table:table-cell office:value-type="float" office:value="2576.011" calcext:value-type="float">
            <text:p>2576.01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09" calcext:value-type="float">
            <text:p>385.0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09" calcext:value-type="float">
            <text:p>385.09</text:p>
          </table:table-cell>
          <table:table-cell office:value-type="float" office:value="462035.85" calcext:value-type="float">
            <text:p>462035.85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2]=[.A21]; &quot;&quot;;[.A2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15.3" calcext:value-type="float">
            <text:p>2715.3</text:p>
          </table:table-cell>
          <table:table-cell office:value-type="float" office:value="2589.72" calcext:value-type="float">
            <text:p>2589.7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6.71" calcext:value-type="float">
            <text:p>386.7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6.71" calcext:value-type="float">
            <text:p>386.71</text:p>
          </table:table-cell>
          <table:table-cell office:value-type="float" office:value="462028.49" calcext:value-type="float">
            <text:p>462028.49</text:p>
          </table:table-cell>
          <table:table-cell office:value-type="float" office:value="6824556.11" calcext:value-type="float">
            <text:p>6824556.11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3]=[.A22]; &quot;&quot;;[.A2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2.5" calcext:value-type="float">
            <text:p>2722.5</text:p>
          </table:table-cell>
          <table:table-cell office:value-type="float" office:value="2596.052" calcext:value-type="float">
            <text:p>2596.05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7.4" calcext:value-type="float">
            <text:p>387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7.4" calcext:value-type="float">
            <text:p>387.4</text:p>
          </table:table-cell>
          <table:table-cell office:value-type="float" office:value="462025.09" calcext:value-type="float">
            <text:p>462025.09</text:p>
          </table:table-cell>
          <table:table-cell office:value-type="float" office:value="6824555.67" calcext:value-type="float">
            <text:p>6824555.67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4]=[.A23]; &quot;&quot;;[.A2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6" calcext:value-type="float">
            <text:p>2726</text:p>
          </table:table-cell>
          <table:table-cell office:value-type="float" office:value="2599.129" calcext:value-type="float">
            <text:p>2599.129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23.44" calcext:value-type="float">
            <text:p>462023.44</text:p>
          </table:table-cell>
          <table:table-cell office:value-type="float" office:value="6824555.45" calcext:value-type="float">
            <text:p>6824555.4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5]=[.A24]; &quot;&quot;;[.A2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3.5" calcext:value-type="float">
            <text:p>2733.5</text:p>
          </table:table-cell>
          <table:table-cell office:value-type="float" office:value="2605.725" calcext:value-type="float">
            <text:p>2605.725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422.38" calcext:value-type="float">
            <text:p>422.38</text:p>
          </table:table-cell>
          <table:table-cell office:value-type="float" office:value="462019.9" calcext:value-type="float">
            <text:p>462019.9</text:p>
          </table:table-cell>
          <table:table-cell office:value-type="float" office:value="6824554.98" calcext:value-type="float">
            <text:p>6824554.9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table:formula="of:=IF([.A26]=[.A25]; &quot;&quot;;[.A2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6.6" calcext:value-type="float">
            <text:p>2736.6</text:p>
          </table:table-cell>
          <table:table-cell office:value-type="float" office:value="2608.451" calcext:value-type="float">
            <text:p>2608.45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8.79" calcext:value-type="float">
            <text:p>388.7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8.79" calcext:value-type="float">
            <text:p>388.79</text:p>
          </table:table-cell>
          <table:table-cell office:value-type="float" office:value="462018.44" calcext:value-type="float">
            <text:p>462018.44</text:p>
          </table:table-cell>
          <table:table-cell office:value-type="float" office:value="6824554.79" calcext:value-type="float">
            <text:p>6824554.79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table:formula="of:=IF([.A27]=[.A26]; &quot;&quot;;[.A27])" office:value-type="string" office:string-value="NO 34/4-9 S               " calcext:value-type="string">
            <text:p>NO 34/4-9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64.55" calcext:value-type="float">
            <text:p>2564.55</text:p>
          </table:table-cell>
          <table:table-cell office:value-type="float" office:value="2539.028" calcext:value-type="float">
            <text:p>2539.02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87.2" calcext:value-type="float">
            <text:p>387.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7.2" calcext:value-type="float">
            <text:p>387.2</text:p>
          </table:table-cell>
          <table:table-cell office:value-type="float" office:value="455916.65" calcext:value-type="float">
            <text:p>455916.65</text:p>
          </table:table-cell>
          <table:table-cell office:value-type="float" office:value="6820280.02" calcext:value-type="float">
            <text:p>6820280.02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table:formula="of:=IF([.A28]=[.A27]; &quot;&quot;;[.A2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3.04" calcext:value-type="float">
            <text:p>2583.04</text:p>
          </table:table-cell>
          <table:table-cell office:value-type="float" office:value="2557.514" calcext:value-type="float">
            <text:p>2557.51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88.7" calcext:value-type="float">
            <text:p>388.7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388.7" calcext:value-type="float">
            <text:p>388.7</text:p>
          </table:table-cell>
          <table:table-cell office:value-type="float" office:value="455916.97" calcext:value-type="float">
            <text:p>455916.97</text:p>
          </table:table-cell>
          <table:table-cell office:value-type="float" office:value="6820279.83" calcext:value-type="float">
            <text:p>6820279.83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table:formula="of:=IF([.A29]=[.A28]; &quot;&quot;;[.A2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6.03" calcext:value-type="float">
            <text:p>2586.03</text:p>
          </table:table-cell>
          <table:table-cell office:value-type="float" office:value="2560.504" calcext:value-type="float">
            <text:p>2560.50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88.9" calcext:value-type="float">
            <text:p>388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8.9" calcext:value-type="float">
            <text:p>388.9</text:p>
          </table:table-cell>
          <table:table-cell office:value-type="float" office:value="455917.03" calcext:value-type="float">
            <text:p>455917.03</text:p>
          </table:table-cell>
          <table:table-cell office:value-type="float" office:value="6820279.8" calcext:value-type="float">
            <text:p>6820279.8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table:formula="of:=IF([.A30]=[.A29]; &quot;&quot;;[.A3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3055.54" calcext:value-type="float">
            <text:p>3055.54</text:p>
          </table:table-cell>
          <table:table-cell office:value-type="float" office:value="3022.294" calcext:value-type="float">
            <text:p>3022.294</text:p>
          </table:table-cell>
          <table:table-cell office:value-type="string" calcext:value-type="string">
            <text:p>SN3 <text:s text:c="30"/></text:p>
          </table:table-cell>
          <table:table-cell office:value-type="float" office:value="434.4" calcext:value-type="float">
            <text:p>434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434.4" calcext:value-type="float">
            <text:p>434.4</text:p>
          </table:table-cell>
          <table:table-cell office:value-type="float" office:value="455857.23" calcext:value-type="float">
            <text:p>455857.23</text:p>
          </table:table-cell>
          <table:table-cell office:value-type="float" office:value="6820285.88" calcext:value-type="float">
            <text:p>6820285.88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1]=[.A30]; &quot;&quot;;[.A31])" office:value-type="string" office:string-value="NO 34/4-C-1 H             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054" calcext:value-type="float">
            <text:p>4054</text:p>
          </table:table-cell>
          <table:table-cell office:value-type="float" office:value="2471.737" calcext:value-type="float">
            <text:p>2471.737</text:p>
          </table:table-cell>
          <table:table-cell office:value-type="string" calcext:value-type="string">
            <text:p>SN3 <text:s text:c="30"/></text:p>
          </table:table-cell>
          <table:table-cell office:value-type="float" office:value="303.6" calcext:value-type="float">
            <text:p>303.6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6" calcext:value-type="float">
            <text:p>303.6</text:p>
          </table:table-cell>
          <table:table-cell office:value-type="float" office:value="460392.28" calcext:value-type="float">
            <text:p>460392.28</text:p>
          </table:table-cell>
          <table:table-cell office:value-type="float" office:value="6820546.75" calcext:value-type="float">
            <text:p>6820546.75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2]=[.A31]; &quot;&quot;;[.A3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105" calcext:value-type="float">
            <text:p>4105</text:p>
          </table:table-cell>
          <table:table-cell office:value-type="float" office:value="2480.937" calcext:value-type="float">
            <text:p>2480.937</text:p>
          </table:table-cell>
          <table:table-cell office:value-type="string" calcext:value-type="string">
            <text:p>SN3 <text:s text:c="30"/>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" calcext:value-type="float">
            <text:p>303</text:p>
          </table:table-cell>
          <table:table-cell office:value-type="float" office:value="460431.99" calcext:value-type="float">
            <text:p>460431.99</text:p>
          </table:table-cell>
          <table:table-cell office:value-type="float" office:value="6820516.11" calcext:value-type="float">
            <text:p>6820516.11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3]=[.A32]; &quot;&quot;;[.A3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390" calcext:value-type="float">
            <text:p>4390</text:p>
          </table:table-cell>
          <table:table-cell office:value-type="float" office:value="2480.529" calcext:value-type="float">
            <text:p>2480.529</text:p>
          </table:table-cell>
          <table:table-cell office:value-type="string" calcext:value-type="string">
            <text:p>SN3 <text:s text:c="30"/></text:p>
          </table:table-cell>
          <table:table-cell office:value-type="float" office:value="308.5" calcext:value-type="float">
            <text:p>308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8.5" calcext:value-type="float">
            <text:p>308.5</text:p>
          </table:table-cell>
          <table:table-cell office:value-type="float" office:value="460647.96" calcext:value-type="float">
            <text:p>460647.96</text:p>
          </table:table-cell>
          <table:table-cell office:value-type="float" office:value="6820331.52" calcext:value-type="float">
            <text:p>6820331.52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4]=[.A33]; &quot;&quot;;[.A3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520" calcext:value-type="float">
            <text:p>4520</text:p>
          </table:table-cell>
          <table:table-cell office:value-type="float" office:value="2473.522" calcext:value-type="float">
            <text:p>2473.522</text:p>
          </table:table-cell>
          <table:table-cell office:value-type="string" calcext:value-type="string">
            <text:p>SN3 <text:s text:c="30"/></text:p>
          </table:table-cell>
          <table:table-cell office:value-type="float" office:value="314.9" calcext:value-type="float">
            <text:p>314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9" calcext:value-type="float">
            <text:p>314.9</text:p>
          </table:table-cell>
          <table:table-cell office:value-type="float" office:value="460746.45" calcext:value-type="float">
            <text:p>460746.45</text:p>
          </table:table-cell>
          <table:table-cell office:value-type="float" office:value="6820246.99" calcext:value-type="float">
            <text:p>6820246.99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5]=[.A34]; &quot;&quot;;[.A3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643" calcext:value-type="float">
            <text:p>4643</text:p>
          </table:table-cell>
          <table:table-cell office:value-type="float" office:value="2466.076" calcext:value-type="float">
            <text:p>2466.076</text:p>
          </table:table-cell>
          <table:table-cell office:value-type="string" calcext:value-type="string">
            <text:p>SN3 <text:s text:c="30"/></text:p>
          </table:table-cell>
          <table:table-cell office:value-type="float" office:value="315.1" calcext:value-type="float">
            <text:p>315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5.1" calcext:value-type="float">
            <text:p>315.1</text:p>
          </table:table-cell>
          <table:table-cell office:value-type="float" office:value="460841.88" calcext:value-type="float">
            <text:p>460841.88</text:p>
          </table:table-cell>
          <table:table-cell office:value-type="float" office:value="6820169.76" calcext:value-type="float">
            <text:p>6820169.76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6]=[.A35]; &quot;&quot;;[.A3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779" calcext:value-type="float">
            <text:p>4779</text:p>
          </table:table-cell>
          <table:table-cell office:value-type="float" office:value="2457.56" calcext:value-type="float">
            <text:p>2457.56</text:p>
          </table:table-cell>
          <table:table-cell office:value-type="string" calcext:value-type="string">
            <text:p>SN2 <text:s text:c="30"/></text:p>
          </table:table-cell>
          <table:table-cell office:value-type="float" office:value="313.9" calcext:value-type="float">
            <text:p>31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9" calcext:value-type="float">
            <text:p>313.9</text:p>
          </table:table-cell>
          <table:table-cell office:value-type="float" office:value="460944.36" calcext:value-type="float">
            <text:p>460944.36</text:p>
          </table:table-cell>
          <table:table-cell office:value-type="float" office:value="6820080.77" calcext:value-type="float">
            <text:p>6820080.77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7]=[.A36]; &quot;&quot;;[.A3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449.38" calcext:value-type="float">
            <text:p>2449.38</text:p>
          </table:table-cell>
          <table:table-cell office:value-type="string" calcext:value-type="string">
            <text:p>SN1 <text:s text:c="30"/>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" calcext:value-type="float">
            <text:p>314</text:p>
          </table:table-cell>
          <table:table-cell office:value-type="float" office:value="461043.25" calcext:value-type="float">
            <text:p>461043.25</text:p>
          </table:table-cell>
          <table:table-cell office:value-type="float" office:value="6819995.24" calcext:value-type="float">
            <text:p>6819995.24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table:formula="of:=IF([.A38]=[.A37]; &quot;&quot;;[.A3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5009.5" calcext:value-type="float">
            <text:p>5009.5</text:p>
          </table:table-cell>
          <table:table-cell office:value-type="float" office:value="2443.157" calcext:value-type="float">
            <text:p>2443.157</text:p>
          </table:table-cell>
          <table:table-cell office:value-type="string" calcext:value-type="string">
            <text:p>SN1 <text:s text:c="30"/></text:p>
          </table:table-cell>
          <table:table-cell office:value-type="float" office:value="313.4" calcext:value-type="float">
            <text:p>313.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4" calcext:value-type="float">
            <text:p>313.4</text:p>
          </table:table-cell>
          <table:table-cell office:value-type="float" office:value="461118.2" calcext:value-type="float">
            <text:p>461118.2</text:p>
          </table:table-cell>
          <table:table-cell office:value-type="float" office:value="6819930.09" calcext:value-type="float">
            <text:p>6819930.09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table:formula="of:=IF([.A39]=[.A38]; &quot;&quot;;[.A39])" office:value-type="string" office:string-value="NO 34/4-C-1 HT2           " calcext:value-type="string">
            <text:p>NO 34/4-C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462.4" calcext:value-type="float">
            <text:p>4462.4</text:p>
          </table:table-cell>
          <table:table-cell office:value-type="float" office:value="2475.63" calcext:value-type="float">
            <text:p>2475.6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0.03" calcext:value-type="float">
            <text:p>460680.03</text:p>
          </table:table-cell>
          <table:table-cell office:value-type="float" office:value="6820258.76" calcext:value-type="float">
            <text:p>6820258.76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table:formula="of:=IF([.A40]=[.A39]; &quot;&quot;;[.A4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465.9" calcext:value-type="float">
            <text:p>4465.9</text:p>
          </table:table-cell>
          <table:table-cell office:value-type="float" office:value="2475.413" calcext:value-type="float">
            <text:p>2475.41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2.37" calcext:value-type="float">
            <text:p>460682.37</text:p>
          </table:table-cell>
          <table:table-cell office:value-type="float" office:value="6820256.17" calcext:value-type="float">
            <text:p>6820256.17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table:formula="of:=IF([.A41]=[.A40]; &quot;&quot;;[.A4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661.9" calcext:value-type="float">
            <text:p>4661.9</text:p>
          </table:table-cell>
          <table:table-cell office:value-type="float" office:value="2463.638" calcext:value-type="float">
            <text:p>2463.638</text:p>
          </table:table-cell>
          <table:table-cell office:value-type="string" calcext:value-type="string">
            <text:p>SN3 <text:s text:c="30"/></text:p>
          </table:table-cell>
          <table:table-cell office:value-type="float" office:value="317.5" calcext:value-type="float">
            <text:p>317.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7.5" calcext:value-type="float">
            <text:p>317.5</text:p>
          </table:table-cell>
          <table:table-cell office:value-type="float" office:value="460809.76" calcext:value-type="float">
            <text:p>460809.76</text:p>
          </table:table-cell>
          <table:table-cell office:value-type="float" office:value="6820107.88" calcext:value-type="float">
            <text:p>6820107.88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table:formula="of:=IF([.A42]=[.A41]; &quot;&quot;;[.A4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5020.8" calcext:value-type="float">
            <text:p>5020.8</text:p>
          </table:table-cell>
          <table:table-cell office:value-type="float" office:value="2443.86" calcext:value-type="float">
            <text:p>2443.86</text:p>
          </table:table-cell>
          <table:table-cell office:value-type="string" calcext:value-type="string">
            <text:p>SN1 <text:s text:c="30"/></text:p>
          </table:table-cell>
          <table:table-cell office:value-type="float" office:value="313.1" calcext:value-type="float">
            <text:p>313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1" calcext:value-type="float">
            <text:p>313.1</text:p>
          </table:table-cell>
          <table:table-cell office:value-type="float" office:value="461102.03" calcext:value-type="float">
            <text:p>461102.03</text:p>
          </table:table-cell>
          <table:table-cell office:value-type="float" office:value="6819901.31" calcext:value-type="float">
            <text:p>6819901.31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table:formula="of:=IF([.A43]=[.A42]; &quot;&quot;;[.A43])" office:value-type="string" office:string-value="NO 34/4-C-2 AH            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12" calcext:value-type="float">
            <text:p>3812</text:p>
          </table:table-cell>
          <table:table-cell office:value-type="float" office:value="2437.57" calcext:value-type="float">
            <text:p>2437.5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1.67" calcext:value-type="float">
            <text:p>301.67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67" calcext:value-type="float">
            <text:p>301.67</text:p>
          </table:table-cell>
          <table:table-cell office:value-type="float" office:value="457055.33" calcext:value-type="float">
            <text:p>457055.33</text:p>
          </table:table-cell>
          <table:table-cell office:value-type="float" office:value="6819651.64" calcext:value-type="float">
            <text:p>6819651.64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table:formula="of:=IF([.A44]=[.A43]; &quot;&quot;;[.A4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13" calcext:value-type="float">
            <text:p>3813</text:p>
          </table:table-cell>
          <table:table-cell office:value-type="float" office:value="2438.209" calcext:value-type="float">
            <text:p>2438.20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055.88" calcext:value-type="float">
            <text:p>457055.88</text:p>
          </table:table-cell>
          <table:table-cell office:value-type="float" office:value="6819651.1" calcext:value-type="float">
            <text:p>6819651.1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table:formula="of:=IF([.A45]=[.A44]; &quot;&quot;;[.A4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24" calcext:value-type="float">
            <text:p>3824</text:p>
          </table:table-cell>
          <table:table-cell office:value-type="float" office:value="2445.23" calcext:value-type="float">
            <text:p>2445.23</text:p>
          </table:table-cell>
          <table:table-cell office:value-type="string" calcext:value-type="string">
            <text:p>SN9.3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061.93" calcext:value-type="float">
            <text:p>457061.93</text:p>
          </table:table-cell>
          <table:table-cell office:value-type="float" office:value="6819645.18" calcext:value-type="float">
            <text:p>6819645.18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table:formula="of:=IF([.A46]=[.A45]; &quot;&quot;;[.A4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55" calcext:value-type="float">
            <text:p>3855</text:p>
          </table:table-cell>
          <table:table-cell office:value-type="float" office:value="2464.287" calcext:value-type="float">
            <text:p>2464.287</text:p>
          </table:table-cell>
          <table:table-cell office:value-type="string" calcext:value-type="string">
            <text:p>SN9.2 <text:s text:c="30"/></text:p>
          </table:table-cell>
          <table:table-cell office:value-type="float" office:value="289.69" calcext:value-type="float">
            <text:p>289.6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69" calcext:value-type="float">
            <text:p>289.69</text:p>
          </table:table-cell>
          <table:table-cell office:value-type="float" office:value="457079.71" calcext:value-type="float">
            <text:p>457079.71</text:p>
          </table:table-cell>
          <table:table-cell office:value-type="float" office:value="6819628.43" calcext:value-type="float">
            <text:p>6819628.43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table:formula="of:=IF([.A47]=[.A46]; &quot;&quot;;[.A4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76" calcext:value-type="float">
            <text:p>3876</text:p>
          </table:table-cell>
          <table:table-cell office:value-type="float" office:value="2476.439" calcext:value-type="float">
            <text:p>2476.439</text:p>
          </table:table-cell>
          <table:table-cell office:value-type="string" calcext:value-type="string">
            <text:p>SN9.2 <text:s text:c="30"/></text:p>
          </table:table-cell>
          <table:table-cell office:value-type="float" office:value="291.57" calcext:value-type="float">
            <text:p>291.5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57" calcext:value-type="float">
            <text:p>291.57</text:p>
          </table:table-cell>
          <table:table-cell office:value-type="float" office:value="457092.31" calcext:value-type="float">
            <text:p>457092.31</text:p>
          </table:table-cell>
          <table:table-cell office:value-type="float" office:value="6819616.85" calcext:value-type="float">
            <text:p>6819616.8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48]=[.A47]; &quot;&quot;;[.A48])" office:value-type="string" office:string-value="NO 34/7-P-9               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387.1" calcext:value-type="float">
            <text:p>4387.1</text:p>
          </table:table-cell>
          <table:table-cell office:value-type="float" office:value="2539.65" calcext:value-type="float">
            <text:p>2539.65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6993.73" calcext:value-type="float">
            <text:p>456993.73</text:p>
          </table:table-cell>
          <table:table-cell office:value-type="float" office:value="6813319.29" calcext:value-type="float">
            <text:p>6813319.29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49]=[.A48]; &quot;&quot;;[.A4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05" calcext:value-type="float">
            <text:p>4405</text:p>
          </table:table-cell>
          <table:table-cell office:value-type="float" office:value="2539.932" calcext:value-type="float">
            <text:p>2539.932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7011.58" calcext:value-type="float">
            <text:p>457011.58</text:p>
          </table:table-cell>
          <table:table-cell office:value-type="float" office:value="6813320.62" calcext:value-type="float">
            <text:p>6813320.6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0]=[.A49]; &quot;&quot;;[.A5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41.1" calcext:value-type="float">
            <text:p>4441.1</text:p>
          </table:table-cell>
          <table:table-cell office:value-type="float" office:value="2540.016" calcext:value-type="float">
            <text:p>2540.016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" calcext:value-type="float">
            <text:p>313</text:p>
          </table:table-cell>
          <table:table-cell office:value-type="float" office:value="457047.61" calcext:value-type="float">
            <text:p>457047.61</text:p>
          </table:table-cell>
          <table:table-cell office:value-type="float" office:value="6813322.96" calcext:value-type="float">
            <text:p>6813322.96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1]=[.A50]; &quot;&quot;;[.A5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03" calcext:value-type="float">
            <text:p>4503</text:p>
          </table:table-cell>
          <table:table-cell office:value-type="float" office:value="2539.731" calcext:value-type="float">
            <text:p>2539.731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1.4" calcext:value-type="float">
            <text:p>311.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1.4" calcext:value-type="float">
            <text:p>311.4</text:p>
          </table:table-cell>
          <table:table-cell office:value-type="float" office:value="457109.41" calcext:value-type="float">
            <text:p>457109.41</text:p>
          </table:table-cell>
          <table:table-cell office:value-type="float" office:value="6813326.36" calcext:value-type="float">
            <text:p>6813326.36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2]=[.A51]; &quot;&quot;;[.A5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26.1" calcext:value-type="float">
            <text:p>4526.1</text:p>
          </table:table-cell>
          <table:table-cell office:value-type="float" office:value="2539.541" calcext:value-type="float">
            <text:p>2539.541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1.5" calcext:value-type="float">
            <text:p>311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1.5" calcext:value-type="float">
            <text:p>311.5</text:p>
          </table:table-cell>
          <table:table-cell office:value-type="float" office:value="457132.48" calcext:value-type="float">
            <text:p>457132.48</text:p>
          </table:table-cell>
          <table:table-cell office:value-type="float" office:value="6813327.43" calcext:value-type="float">
            <text:p>6813327.43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3]=[.A52]; &quot;&quot;;[.A5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84" calcext:value-type="float">
            <text:p>4584</text:p>
          </table:table-cell>
          <table:table-cell office:value-type="float" office:value="2539.661" calcext:value-type="float">
            <text:p>2539.66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76.9" calcext:value-type="float">
            <text:p>376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6.9" calcext:value-type="float">
            <text:p>376.9</text:p>
          </table:table-cell>
          <table:table-cell office:value-type="float" office:value="457190.32" calcext:value-type="float">
            <text:p>457190.32</text:p>
          </table:table-cell>
          <table:table-cell office:value-type="float" office:value="6813330.12" calcext:value-type="float">
            <text:p>6813330.1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4]=[.A53]; &quot;&quot;;[.A5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26.2" calcext:value-type="float">
            <text:p>4626.2</text:p>
          </table:table-cell>
          <table:table-cell office:value-type="float" office:value="2540.191" calcext:value-type="float">
            <text:p>2540.19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65.2" calcext:value-type="float">
            <text:p>365.2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5.2" calcext:value-type="float">
            <text:p>365.2</text:p>
          </table:table-cell>
          <table:table-cell office:value-type="float" office:value="457232.48" calcext:value-type="float">
            <text:p>457232.48</text:p>
          </table:table-cell>
          <table:table-cell office:value-type="float" office:value="6813331.88" calcext:value-type="float">
            <text:p>6813331.8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5]=[.A54]; &quot;&quot;;[.A5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45.1" calcext:value-type="float">
            <text:p>4645.1</text:p>
          </table:table-cell>
          <table:table-cell office:value-type="float" office:value="2540.379" calcext:value-type="float">
            <text:p>2540.379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65.1" calcext:value-type="float">
            <text:p>365.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5.1" calcext:value-type="float">
            <text:p>365.1</text:p>
          </table:table-cell>
          <table:table-cell office:value-type="float" office:value="457251.36" calcext:value-type="float">
            <text:p>457251.36</text:p>
          </table:table-cell>
          <table:table-cell office:value-type="float" office:value="6813332.58" calcext:value-type="float">
            <text:p>6813332.5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6]=[.A55]; &quot;&quot;;[.A5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89" calcext:value-type="float">
            <text:p>4689</text:p>
          </table:table-cell>
          <table:table-cell office:value-type="float" office:value="2540.577" calcext:value-type="float">
            <text:p>2540.577</text:p>
          </table:table-cell>
          <table:table-cell office:value-type="string" calcext:value-type="string">
            <text:p>SN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295.25" calcext:value-type="float">
            <text:p>457295.25</text:p>
          </table:table-cell>
          <table:table-cell office:value-type="float" office:value="6813333.75" calcext:value-type="float">
            <text:p>6813333.7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7]=[.A56]; &quot;&quot;;[.A5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716.1" calcext:value-type="float">
            <text:p>4716.1</text:p>
          </table:table-cell>
          <table:table-cell office:value-type="float" office:value="2540.651" calcext:value-type="float">
            <text:p>2540.651</text:p>
          </table:table-cell>
          <table:table-cell office:value-type="string" calcext:value-type="string">
            <text:p>SN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322.34" calcext:value-type="float">
            <text:p>457322.34</text:p>
          </table:table-cell>
          <table:table-cell office:value-type="float" office:value="6813334.32" calcext:value-type="float">
            <text:p>6813334.3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8]=[.A57]; &quot;&quot;;[.A5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877.1" calcext:value-type="float">
            <text:p>4877.1</text:p>
          </table:table-cell>
          <table:table-cell office:value-type="float" office:value="2546.297" calcext:value-type="float">
            <text:p>2546.297</text:p>
          </table:table-cell>
          <table:table-cell office:value-type="string" calcext:value-type="string">
            <text:p>SN7 <text:s text:c="30"/></text:p>
          </table:table-cell>
          <table:table-cell office:value-type="float" office:value="377.7" calcext:value-type="float">
            <text:p>377.7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7.7" calcext:value-type="float">
            <text:p>377.7</text:p>
          </table:table-cell>
          <table:table-cell office:value-type="float" office:value="457483.21" calcext:value-type="float">
            <text:p>457483.21</text:p>
          </table:table-cell>
          <table:table-cell office:value-type="float" office:value="6813336.04" calcext:value-type="float">
            <text:p>6813336.04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59]=[.A58]; &quot;&quot;;[.A5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547.322" calcext:value-type="float">
            <text:p>2547.322</text:p>
          </table:table-cell>
          <table:table-cell office:value-type="string" calcext:value-type="string">
            <text:p>SN7 <text:s text:c="30"/></text:p>
          </table:table-cell>
          <table:table-cell office:value-type="float" office:value="377.8" calcext:value-type="float">
            <text:p>377.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7.8" calcext:value-type="float">
            <text:p>377.8</text:p>
          </table:table-cell>
          <table:table-cell office:value-type="float" office:value="457516.09" calcext:value-type="float">
            <text:p>457516.09</text:p>
          </table:table-cell>
          <table:table-cell office:value-type="float" office:value="6813336.48" calcext:value-type="float">
            <text:p>6813336.4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60]=[.A59]; &quot;&quot;;[.A6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7.2" calcext:value-type="float">
            <text:p>4947.2</text:p>
          </table:table-cell>
          <table:table-cell office:value-type="float" office:value="2548.376" calcext:value-type="float">
            <text:p>2548.37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53.27" calcext:value-type="float">
            <text:p>457553.27</text:p>
          </table:table-cell>
          <table:table-cell office:value-type="float" office:value="6813336.93" calcext:value-type="float">
            <text:p>6813336.93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61]=[.A60]; &quot;&quot;;[.A6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8.5" calcext:value-type="float">
            <text:p>4948.5</text:p>
          </table:table-cell>
          <table:table-cell office:value-type="float" office:value="2548.406" calcext:value-type="float">
            <text:p>2548.40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54.57" calcext:value-type="float">
            <text:p>457554.57</text:p>
          </table:table-cell>
          <table:table-cell office:value-type="float" office:value="6813336.95" calcext:value-type="float">
            <text:p>6813336.9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62]=[.A61]; &quot;&quot;;[.A6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54.1" calcext:value-type="float">
            <text:p>4954.1</text:p>
          </table:table-cell>
          <table:table-cell office:value-type="float" office:value="2548.538" calcext:value-type="float">
            <text:p>2548.538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60.17" calcext:value-type="float">
            <text:p>457560.17</text:p>
          </table:table-cell>
          <table:table-cell office:value-type="float" office:value="6813337.05" calcext:value-type="float">
            <text:p>6813337.0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table:formula="of:=IF([.A63]=[.A62]; &quot;&quot;;[.A6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69.7" calcext:value-type="float">
            <text:p>4969.7</text:p>
          </table:table-cell>
          <table:table-cell office:value-type="float" office:value="2548.906" calcext:value-type="float">
            <text:p>2548.90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75.76" calcext:value-type="float">
            <text:p>457575.76</text:p>
          </table:table-cell>
          <table:table-cell office:value-type="float" office:value="6813337.32" calcext:value-type="float">
            <text:p>6813337.32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4]=[.A63]; &quot;&quot;;[.A64])" office:value-type="string" office:string-value="NO 34/7-V-1 H             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04.482" calcext:value-type="float">
            <text:p>3704.482</text:p>
          </table:table-cell>
          <table:table-cell office:value-type="float" office:value="2432.446" calcext:value-type="float">
            <text:p>2432.446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4.12" calcext:value-type="float">
            <text:p>284.1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4.12" calcext:value-type="float">
            <text:p>284.12</text:p>
          </table:table-cell>
          <table:table-cell office:value-type="float" office:value="456674.48" calcext:value-type="float">
            <text:p>456674.48</text:p>
          </table:table-cell>
          <table:table-cell office:value-type="float" office:value="6818587.03" calcext:value-type="float">
            <text:p>6818587.03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5]=[.A64]; &quot;&quot;;[.A6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49.975" calcext:value-type="float">
            <text:p>3749.975</text:p>
          </table:table-cell>
          <table:table-cell office:value-type="float" office:value="2435.241" calcext:value-type="float">
            <text:p>2435.241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4.37" calcext:value-type="float">
            <text:p>284.3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4.37" calcext:value-type="float">
            <text:p>284.37</text:p>
          </table:table-cell>
          <table:table-cell office:value-type="float" office:value="456708.35" calcext:value-type="float">
            <text:p>456708.35</text:p>
          </table:table-cell>
          <table:table-cell office:value-type="float" office:value="6818617.25" calcext:value-type="float">
            <text:p>6818617.2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6]=[.A65]; &quot;&quot;;[.A6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916.045" calcext:value-type="float">
            <text:p>3916.045</text:p>
          </table:table-cell>
          <table:table-cell office:value-type="float" office:value="2445.525" calcext:value-type="float">
            <text:p>2445.525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83.95" calcext:value-type="float">
            <text:p>283.9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95" calcext:value-type="float">
            <text:p>283.95</text:p>
          </table:table-cell>
          <table:table-cell office:value-type="float" office:value="456830.95" calcext:value-type="float">
            <text:p>456830.95</text:p>
          </table:table-cell>
          <table:table-cell office:value-type="float" office:value="6818728.68" calcext:value-type="float">
            <text:p>6818728.68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7]=[.A66]; &quot;&quot;;[.A6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040.021" calcext:value-type="float">
            <text:p>4040.021</text:p>
          </table:table-cell>
          <table:table-cell office:value-type="float" office:value="2453.398" calcext:value-type="float">
            <text:p>2453.39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79.78" calcext:value-type="float">
            <text:p>279.7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79.78" calcext:value-type="float">
            <text:p>279.78</text:p>
          </table:table-cell>
          <table:table-cell office:value-type="float" office:value="456924.66" calcext:value-type="float">
            <text:p>456924.66</text:p>
          </table:table-cell>
          <table:table-cell office:value-type="float" office:value="6818809.39" calcext:value-type="float">
            <text:p>6818809.39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8]=[.A67]; &quot;&quot;;[.A6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220.088" calcext:value-type="float">
            <text:p>4220.088</text:p>
          </table:table-cell>
          <table:table-cell office:value-type="float" office:value="2464.675" calcext:value-type="float">
            <text:p>2464.67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2.64" calcext:value-type="float">
            <text:p>282.6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2.64" calcext:value-type="float">
            <text:p>282.64</text:p>
          </table:table-cell>
          <table:table-cell office:value-type="float" office:value="457060.33" calcext:value-type="float">
            <text:p>457060.33</text:p>
          </table:table-cell>
          <table:table-cell office:value-type="float" office:value="6818927.12" calcext:value-type="float">
            <text:p>6818927.12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69]=[.A68]; &quot;&quot;;[.A6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17.015" calcext:value-type="float">
            <text:p>4317.015</text:p>
          </table:table-cell>
          <table:table-cell office:value-type="float" office:value="2470.595" calcext:value-type="float">
            <text:p>2470.59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131.73" calcext:value-type="float">
            <text:p>457131.73</text:p>
          </table:table-cell>
          <table:table-cell office:value-type="float" office:value="6818992.35" calcext:value-type="float">
            <text:p>6818992.3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70]=[.A69]; &quot;&quot;;[.A7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29.938" calcext:value-type="float">
            <text:p>4329.938</text:p>
          </table:table-cell>
          <table:table-cell office:value-type="float" office:value="2471.428" calcext:value-type="float">
            <text:p>2471.428</text:p>
          </table:table-cell>
          <table:table-cell office:value-type="string" calcext:value-type="string">
            <text:p>SN9.4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141.34" calcext:value-type="float">
            <text:p>457141.34</text:p>
          </table:table-cell>
          <table:table-cell office:value-type="float" office:value="6819000.94" calcext:value-type="float">
            <text:p>6819000.94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71]=[.A70]; &quot;&quot;;[.A7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495.029" calcext:value-type="float">
            <text:p>4495.029</text:p>
          </table:table-cell>
          <table:table-cell office:value-type="float" office:value="2481.749" calcext:value-type="float">
            <text:p>2481.74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3.57" calcext:value-type="float">
            <text:p>293.5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57" calcext:value-type="float">
            <text:p>293.57</text:p>
          </table:table-cell>
          <table:table-cell office:value-type="float" office:value="457265.25" calcext:value-type="float">
            <text:p>457265.25</text:p>
          </table:table-cell>
          <table:table-cell office:value-type="float" office:value="6819109.45" calcext:value-type="float">
            <text:p>6819109.4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72]=[.A71]; &quot;&quot;;[.A7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677.579" calcext:value-type="float">
            <text:p>4677.579</text:p>
          </table:table-cell>
          <table:table-cell office:value-type="float" office:value="2492.911" calcext:value-type="float">
            <text:p>2492.91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55" calcext:value-type="float">
            <text:p>298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5" calcext:value-type="float">
            <text:p>298.55</text:p>
          </table:table-cell>
          <table:table-cell office:value-type="float" office:value="457401.26" calcext:value-type="float">
            <text:p>457401.26</text:p>
          </table:table-cell>
          <table:table-cell office:value-type="float" office:value="6819230.58" calcext:value-type="float">
            <text:p>6819230.58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73]=[.A72]; &quot;&quot;;[.A7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15.465" calcext:value-type="float">
            <text:p>4715.465</text:p>
          </table:table-cell>
          <table:table-cell office:value-type="float" office:value="2495.317" calcext:value-type="float">
            <text:p>2495.31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68" calcext:value-type="float">
            <text:p>298.6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68" calcext:value-type="float">
            <text:p>298.68</text:p>
          </table:table-cell>
          <table:table-cell office:value-type="float" office:value="457429.64" calcext:value-type="float">
            <text:p>457429.64</text:p>
          </table:table-cell>
          <table:table-cell office:value-type="float" office:value="6819255.55" calcext:value-type="float">
            <text:p>6819255.5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table:formula="of:=IF([.A74]=[.A73]; &quot;&quot;;[.A7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27.08" calcext:value-type="float">
            <text:p>4727.08</text:p>
          </table:table-cell>
          <table:table-cell office:value-type="float" office:value="2496.054" calcext:value-type="float">
            <text:p>2496.05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9.13" calcext:value-type="float">
            <text:p>299.1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13" calcext:value-type="float">
            <text:p>299.13</text:p>
          </table:table-cell>
          <table:table-cell office:value-type="float" office:value="457438.38" calcext:value-type="float">
            <text:p>457438.38</text:p>
          </table:table-cell>
          <table:table-cell office:value-type="float" office:value="6819263.15" calcext:value-type="float">
            <text:p>6819263.15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75]=[.A74]; &quot;&quot;;[.A75])" office:value-type="string" office:string-value="NO 34/7-V-2 H             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18.3" calcext:value-type="float">
            <text:p>2818.3</text:p>
          </table:table-cell>
          <table:table-cell office:value-type="float" office:value="2444.438" calcext:value-type="float">
            <text:p>2444.438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04.43" calcext:value-type="float">
            <text:p>304.4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5352.52" calcext:value-type="float">
            <text:p>455352.52</text:p>
          </table:table-cell>
          <table:table-cell office:value-type="float" office:value="6818102.04" calcext:value-type="float">
            <text:p>6818102.04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76]=[.A75]; &quot;&quot;;[.A7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49.6" calcext:value-type="float">
            <text:p>2849.6</text:p>
          </table:table-cell>
          <table:table-cell office:value-type="float" office:value="2451.84" calcext:value-type="float">
            <text:p>2451.84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07.01" calcext:value-type="float">
            <text:p>307.0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01" calcext:value-type="float">
            <text:p>307.01</text:p>
          </table:table-cell>
          <table:table-cell office:value-type="float" office:value="455381.98" calcext:value-type="float">
            <text:p>455381.98</text:p>
          </table:table-cell>
          <table:table-cell office:value-type="float" office:value="6818109.52" calcext:value-type="float">
            <text:p>6818109.5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77]=[.A76]; &quot;&quot;;[.A7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49.6" calcext:value-type="float">
            <text:p>2949.6</text:p>
          </table:table-cell>
          <table:table-cell office:value-type="float" office:value="2475.925" calcext:value-type="float">
            <text:p>2475.925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475.4" calcext:value-type="float">
            <text:p>455475.4</text:p>
          </table:table-cell>
          <table:table-cell office:value-type="float" office:value="6818135.7" calcext:value-type="float">
            <text:p>6818135.7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78]=[.A77]; &quot;&quot;;[.A7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79.3" calcext:value-type="float">
            <text:p>2979.3</text:p>
          </table:table-cell>
          <table:table-cell office:value-type="float" office:value="2483.098" calcext:value-type="float">
            <text:p>2483.09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503.11" calcext:value-type="float">
            <text:p>455503.11</text:p>
          </table:table-cell>
          <table:table-cell office:value-type="float" office:value="6818143.58" calcext:value-type="float">
            <text:p>6818143.5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79]=[.A78]; &quot;&quot;;[.A7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17.9" calcext:value-type="float">
            <text:p>3017.9</text:p>
          </table:table-cell>
          <table:table-cell office:value-type="float" office:value="2492.443" calcext:value-type="float">
            <text:p>2492.443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14.34" calcext:value-type="float">
            <text:p>314.3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34" calcext:value-type="float">
            <text:p>314.34</text:p>
          </table:table-cell>
          <table:table-cell office:value-type="float" office:value="455539.12" calcext:value-type="float">
            <text:p>455539.12</text:p>
          </table:table-cell>
          <table:table-cell office:value-type="float" office:value="6818153.83" calcext:value-type="float">
            <text:p>6818153.83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0]=[.A79]; &quot;&quot;;[.A8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95.9" calcext:value-type="float">
            <text:p>3095.9</text:p>
          </table:table-cell>
          <table:table-cell office:value-type="float" office:value="2511.303" calcext:value-type="float">
            <text:p>2511.303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2.53" calcext:value-type="float">
            <text:p>342.5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2.53" calcext:value-type="float">
            <text:p>342.53</text:p>
          </table:table-cell>
          <table:table-cell office:value-type="float" office:value="455612.18" calcext:value-type="float">
            <text:p>455612.18</text:p>
          </table:table-cell>
          <table:table-cell office:value-type="float" office:value="6818173.47" calcext:value-type="float">
            <text:p>6818173.47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1]=[.A80]; &quot;&quot;;[.A8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31.4" calcext:value-type="float">
            <text:p>3131.4</text:p>
          </table:table-cell>
          <table:table-cell office:value-type="float" office:value="2519.848" calcext:value-type="float">
            <text:p>2519.84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3.3" calcext:value-type="float">
            <text:p>343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3.3" calcext:value-type="float">
            <text:p>343.3</text:p>
          </table:table-cell>
          <table:table-cell office:value-type="float" office:value="455645.59" calcext:value-type="float">
            <text:p>455645.59</text:p>
          </table:table-cell>
          <table:table-cell office:value-type="float" office:value="6818181.82" calcext:value-type="float">
            <text:p>6818181.8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2]=[.A81]; &quot;&quot;;[.A8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75" calcext:value-type="float">
            <text:p>3175</text:p>
          </table:table-cell>
          <table:table-cell office:value-type="float" office:value="2530.377" calcext:value-type="float">
            <text:p>2530.37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42.2" calcext:value-type="float">
            <text:p>342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2.2" calcext:value-type="float">
            <text:p>342.2</text:p>
          </table:table-cell>
          <table:table-cell office:value-type="float" office:value="455686.56" calcext:value-type="float">
            <text:p>455686.56</text:p>
          </table:table-cell>
          <table:table-cell office:value-type="float" office:value="6818192.33" calcext:value-type="float">
            <text:p>6818192.33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3]=[.A82]; &quot;&quot;;[.A8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20.4" calcext:value-type="float">
            <text:p>3220.4</text:p>
          </table:table-cell>
          <table:table-cell office:value-type="float" office:value="2541.333" calcext:value-type="float">
            <text:p>2541.333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49.3" calcext:value-type="float">
            <text:p>349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9.3" calcext:value-type="float">
            <text:p>349.3</text:p>
          </table:table-cell>
          <table:table-cell office:value-type="float" office:value="455729.3" calcext:value-type="float">
            <text:p>455729.3</text:p>
          </table:table-cell>
          <table:table-cell office:value-type="float" office:value="6818202.94" calcext:value-type="float">
            <text:p>6818202.94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4]=[.A83]; &quot;&quot;;[.A8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77.5" calcext:value-type="float">
            <text:p>3277.5</text:p>
          </table:table-cell>
          <table:table-cell office:value-type="float" office:value="2553.415" calcext:value-type="float">
            <text:p>2553.415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69.33" calcext:value-type="float">
            <text:p>369.3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9.33" calcext:value-type="float">
            <text:p>369.33</text:p>
          </table:table-cell>
          <table:table-cell office:value-type="float" office:value="455783.53" calcext:value-type="float">
            <text:p>455783.53</text:p>
          </table:table-cell>
          <table:table-cell office:value-type="float" office:value="6818215.88" calcext:value-type="float">
            <text:p>6818215.8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5]=[.A84]; &quot;&quot;;[.A8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362.9" calcext:value-type="float">
            <text:p>3362.9</text:p>
          </table:table-cell>
          <table:table-cell office:value-type="float" office:value="2560.659" calcext:value-type="float">
            <text:p>2560.65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3.4" calcext:value-type="float">
            <text:p>373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4" calcext:value-type="float">
            <text:p>373.4</text:p>
          </table:table-cell>
          <table:table-cell office:value-type="float" office:value="455866.26" calcext:value-type="float">
            <text:p>455866.26</text:p>
          </table:table-cell>
          <table:table-cell office:value-type="float" office:value="6818235.32" calcext:value-type="float">
            <text:p>6818235.3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6]=[.A85]; &quot;&quot;;[.A8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16.9" calcext:value-type="float">
            <text:p>3416.9</text:p>
          </table:table-cell>
          <table:table-cell office:value-type="float" office:value="2563.574" calcext:value-type="float">
            <text:p>2563.57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91.66" calcext:value-type="float">
            <text:p>391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1.66" calcext:value-type="float">
            <text:p>391.66</text:p>
          </table:table-cell>
          <table:table-cell office:value-type="float" office:value="455918.27" calcext:value-type="float">
            <text:p>455918.27</text:p>
          </table:table-cell>
          <table:table-cell office:value-type="float" office:value="6818249.48" calcext:value-type="float">
            <text:p>6818249.4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table:formula="of:=IF([.A87]=[.A86]; &quot;&quot;;[.A8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90.5" calcext:value-type="float">
            <text:p>3490.5</text:p>
          </table:table-cell>
          <table:table-cell office:value-type="float" office:value="2568.493" calcext:value-type="float">
            <text:p>2568.493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92.35" calcext:value-type="float">
            <text:p>392.3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2.35" calcext:value-type="float">
            <text:p>392.35</text:p>
          </table:table-cell>
          <table:table-cell office:value-type="float" office:value="455989.14" calcext:value-type="float">
            <text:p>455989.14</text:p>
          </table:table-cell>
          <table:table-cell office:value-type="float" office:value="6818268.6" calcext:value-type="float">
            <text:p>6818268.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88]=[.A87]; &quot;&quot;;[.A88])" office:value-type="string" office:string-value="NO 34/7-V-3 H             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79.2" calcext:value-type="float">
            <text:p>2579.2</text:p>
          </table:table-cell>
          <table:table-cell office:value-type="float" office:value="2474.551" calcext:value-type="float">
            <text:p>2474.551</text:p>
          </table:table-cell>
          <table:table-cell office:value-type="string" calcext:value-type="string">
            <text:p>SN11L <text:s text:c="29"/></text:p>
          </table:table-cell>
          <table:table-cell office:value-type="float" office:value="306.81" calcext:value-type="float">
            <text:p>306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81" calcext:value-type="float">
            <text:p>306.81</text:p>
          </table:table-cell>
          <table:table-cell office:value-type="float" office:value="454977.67" calcext:value-type="float">
            <text:p>454977.67</text:p>
          </table:table-cell>
          <table:table-cell office:value-type="float" office:value="6818506.61" calcext:value-type="float">
            <text:p>6818506.61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89]=[.A88]; &quot;&quot;;[.A8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95" calcext:value-type="float">
            <text:p>2595</text:p>
          </table:table-cell>
          <table:table-cell office:value-type="float" office:value="2486.634" calcext:value-type="float">
            <text:p>2486.634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308.83" calcext:value-type="float">
            <text:p>308.8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8.83" calcext:value-type="float">
            <text:p>308.83</text:p>
          </table:table-cell>
          <table:table-cell office:value-type="float" office:value="454987.84" calcext:value-type="float">
            <text:p>454987.84</text:p>
          </table:table-cell>
          <table:table-cell office:value-type="float" office:value="6818506.46" calcext:value-type="float">
            <text:p>6818506.4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0]=[.A89]; &quot;&quot;;[.A9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645.8" calcext:value-type="float">
            <text:p>2645.8</text:p>
          </table:table-cell>
          <table:table-cell office:value-type="float" office:value="2525.702" calcext:value-type="float">
            <text:p>2525.702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14.75" calcext:value-type="float">
            <text:p>314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75" calcext:value-type="float">
            <text:p>314.75</text:p>
          </table:table-cell>
          <table:table-cell office:value-type="float" office:value="455020.3" calcext:value-type="float">
            <text:p>455020.3</text:p>
          </table:table-cell>
          <table:table-cell office:value-type="float" office:value="6818506.3" calcext:value-type="float">
            <text:p>6818506.3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1]=[.A90]; &quot;&quot;;[.A9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01.5" calcext:value-type="float">
            <text:p>2701.5</text:p>
          </table:table-cell>
          <table:table-cell office:value-type="float" office:value="2568.119" calcext:value-type="float">
            <text:p>2568.119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26.93" calcext:value-type="float">
            <text:p>326.9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6.93" calcext:value-type="float">
            <text:p>326.93</text:p>
          </table:table-cell>
          <table:table-cell office:value-type="float" office:value="455056.38" calcext:value-type="float">
            <text:p>455056.38</text:p>
          </table:table-cell>
          <table:table-cell office:value-type="float" office:value="6818506.49" calcext:value-type="float">
            <text:p>6818506.4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2]=[.A91]; &quot;&quot;;[.A9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11.3" calcext:value-type="float">
            <text:p>2711.3</text:p>
          </table:table-cell>
          <table:table-cell office:value-type="float" office:value="2575.538" calcext:value-type="float">
            <text:p>2575.53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29.98" calcext:value-type="float">
            <text:p>329.9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9.98" calcext:value-type="float">
            <text:p>329.98</text:p>
          </table:table-cell>
          <table:table-cell office:value-type="float" office:value="455062.78" calcext:value-type="float">
            <text:p>455062.78</text:p>
          </table:table-cell>
          <table:table-cell office:value-type="float" office:value="6818506.54" calcext:value-type="float">
            <text:p>6818506.54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3]=[.A92]; &quot;&quot;;[.A9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52" calcext:value-type="float">
            <text:p>2752</text:p>
          </table:table-cell>
          <table:table-cell office:value-type="float" office:value="2606.297" calcext:value-type="float">
            <text:p>2606.297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51.11" calcext:value-type="float">
            <text:p>351.1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51.11" calcext:value-type="float">
            <text:p>351.11</text:p>
          </table:table-cell>
          <table:table-cell office:value-type="float" office:value="455089.42" calcext:value-type="float">
            <text:p>455089.42</text:p>
          </table:table-cell>
          <table:table-cell office:value-type="float" office:value="6818506.98" calcext:value-type="float">
            <text:p>6818506.98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4]=[.A93]; &quot;&quot;;[.A9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0" calcext:value-type="float">
            <text:p>2790</text:p>
          </table:table-cell>
          <table:table-cell office:value-type="float" office:value="2635.026" calcext:value-type="float">
            <text:p>2635.026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58.39" calcext:value-type="float">
            <text:p>358.3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58.39" calcext:value-type="float">
            <text:p>358.39</text:p>
          </table:table-cell>
          <table:table-cell office:value-type="float" office:value="455114.28" calcext:value-type="float">
            <text:p>455114.28</text:p>
          </table:table-cell>
          <table:table-cell office:value-type="float" office:value="6818507.41" calcext:value-type="float">
            <text:p>6818507.41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5]=[.A94]; &quot;&quot;;[.A9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2" calcext:value-type="float">
            <text:p>2792</text:p>
          </table:table-cell>
          <table:table-cell office:value-type="float" office:value="2636.539" calcext:value-type="float">
            <text:p>2636.539</text:p>
          </table:table-cell>
          <table:table-cell office:value-type="string" calcext:value-type="string">
            <text:p>SN9.4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115.59" calcext:value-type="float">
            <text:p>455115.59</text:p>
          </table:table-cell>
          <table:table-cell office:value-type="float" office:value="6818507.43" calcext:value-type="float">
            <text:p>6818507.43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6]=[.A95]; &quot;&quot;;[.A9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47.9" calcext:value-type="float">
            <text:p>2847.9</text:p>
          </table:table-cell>
          <table:table-cell office:value-type="float" office:value="2678.828" calcext:value-type="float">
            <text:p>2678.828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8.33" calcext:value-type="float">
            <text:p>378.3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8.33" calcext:value-type="float">
            <text:p>378.33</text:p>
          </table:table-cell>
          <table:table-cell office:value-type="float" office:value="455152.13" calcext:value-type="float">
            <text:p>455152.13</text:p>
          </table:table-cell>
          <table:table-cell office:value-type="float" office:value="6818507.79" calcext:value-type="float">
            <text:p>6818507.7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7]=[.A96]; &quot;&quot;;[.A9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67.6" calcext:value-type="float">
            <text:p>2867.6</text:p>
          </table:table-cell>
          <table:table-cell office:value-type="float" office:value="2693.751" calcext:value-type="float">
            <text:p>2693.75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8.8" calcext:value-type="float">
            <text:p>378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8.8" calcext:value-type="float">
            <text:p>378.8</text:p>
          </table:table-cell>
          <table:table-cell office:value-type="float" office:value="455164.99" calcext:value-type="float">
            <text:p>455164.99</text:p>
          </table:table-cell>
          <table:table-cell office:value-type="float" office:value="6818507.77" calcext:value-type="float">
            <text:p>6818507.77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8]=[.A97]; &quot;&quot;;[.A9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88.8" calcext:value-type="float">
            <text:p>2888.8</text:p>
          </table:table-cell>
          <table:table-cell office:value-type="float" office:value="2709.817" calcext:value-type="float">
            <text:p>2709.817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93.29" calcext:value-type="float">
            <text:p>393.29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3.29" calcext:value-type="float">
            <text:p>393.29</text:p>
          </table:table-cell>
          <table:table-cell office:value-type="float" office:value="455178.81" calcext:value-type="float">
            <text:p>455178.81</text:p>
          </table:table-cell>
          <table:table-cell office:value-type="float" office:value="6818507.69" calcext:value-type="float">
            <text:p>6818507.6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99]=[.A98]; &quot;&quot;;[.A9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4.3" calcext:value-type="float">
            <text:p>2904.3</text:p>
          </table:table-cell>
          <table:table-cell office:value-type="float" office:value="2721.565" calcext:value-type="float">
            <text:p>2721.565</text:p>
          </table:table-cell>
          <table:table-cell office:value-type="string" calcext:value-type="string">
            <text:p>SN9.2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188.92" calcext:value-type="float">
            <text:p>455188.92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table:formula="of:=IF([.A100]=[.A99]; &quot;&quot;;[.A10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5.1" calcext:value-type="float">
            <text:p>2905.1</text:p>
          </table:table-cell>
          <table:table-cell office:value-type="float" office:value="2722.172" calcext:value-type="float">
            <text:p>2722.172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82.49" calcext:value-type="float">
            <text:p>382.49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49" calcext:value-type="float">
            <text:p>382.49</text:p>
          </table:table-cell>
          <table:table-cell office:value-type="float" office:value="455189.44" calcext:value-type="float">
            <text:p>455189.44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1]=[.A100]; &quot;&quot;;[.A101])" office:value-type="string" office:string-value="NO 34/7-V-4 H             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28.4" calcext:value-type="float">
            <text:p>3128.4</text:p>
          </table:table-cell>
          <table:table-cell office:value-type="float" office:value="2441.633" calcext:value-type="float">
            <text:p>2441.633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020.1" calcext:value-type="float">
            <text:p>456020.1</text:p>
          </table:table-cell>
          <table:table-cell office:value-type="float" office:value="6817853.18" calcext:value-type="float">
            <text:p>6817853.18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2]=[.A101]; &quot;&quot;;[.A10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32.4" calcext:value-type="float">
            <text:p>3132.4</text:p>
          </table:table-cell>
          <table:table-cell office:value-type="float" office:value="2444.688" calcext:value-type="float">
            <text:p>2444.688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78.91" calcext:value-type="float">
            <text:p>278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78.91" calcext:value-type="float">
            <text:p>278.91</text:p>
          </table:table-cell>
          <table:table-cell office:value-type="float" office:value="456019.89" calcext:value-type="float">
            <text:p>456019.89</text:p>
          </table:table-cell>
          <table:table-cell office:value-type="float" office:value="6817850.61" calcext:value-type="float">
            <text:p>6817850.61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3]=[.A102]; &quot;&quot;;[.A10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13.5" calcext:value-type="float">
            <text:p>3213.5</text:p>
          </table:table-cell>
          <table:table-cell office:value-type="float" office:value="2506.644" calcext:value-type="float">
            <text:p>2506.64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6.6" calcext:value-type="float">
            <text:p>286.6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6.6" calcext:value-type="float">
            <text:p>286.6</text:p>
          </table:table-cell>
          <table:table-cell office:value-type="float" office:value="456016.27" calcext:value-type="float">
            <text:p>456016.27</text:p>
          </table:table-cell>
          <table:table-cell office:value-type="float" office:value="6817798.42" calcext:value-type="float">
            <text:p>6817798.42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4]=[.A103]; &quot;&quot;;[.A10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34.9" calcext:value-type="float">
            <text:p>3234.9</text:p>
          </table:table-cell>
          <table:table-cell office:value-type="float" office:value="2523.007" calcext:value-type="float">
            <text:p>2523.007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89.57" calcext:value-type="float">
            <text:p>289.5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57" calcext:value-type="float">
            <text:p>289.57</text:p>
          </table:table-cell>
          <table:table-cell office:value-type="float" office:value="456015.3" calcext:value-type="float">
            <text:p>456015.3</text:p>
          </table:table-cell>
          <table:table-cell office:value-type="float" office:value="6817784.67" calcext:value-type="float">
            <text:p>6817784.67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5]=[.A104]; &quot;&quot;;[.A10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89.8" calcext:value-type="float">
            <text:p>3289.8</text:p>
          </table:table-cell>
          <table:table-cell office:value-type="float" office:value="2565.215" calcext:value-type="float">
            <text:p>2565.21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91.8" calcext:value-type="float">
            <text:p>291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8" calcext:value-type="float">
            <text:p>291.8</text:p>
          </table:table-cell>
          <table:table-cell office:value-type="float" office:value="456013.16" calcext:value-type="float">
            <text:p>456013.16</text:p>
          </table:table-cell>
          <table:table-cell office:value-type="float" office:value="6817749.64" calcext:value-type="float">
            <text:p>6817749.64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6]=[.A105]; &quot;&quot;;[.A10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17.5" calcext:value-type="float">
            <text:p>3317.5</text:p>
          </table:table-cell>
          <table:table-cell office:value-type="float" office:value="2586.67" calcext:value-type="float">
            <text:p>2586.6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7.75" calcext:value-type="float">
            <text:p>287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75" calcext:value-type="float">
            <text:p>287.75</text:p>
          </table:table-cell>
          <table:table-cell office:value-type="float" office:value="456012.27" calcext:value-type="float">
            <text:p>456012.27</text:p>
          </table:table-cell>
          <table:table-cell office:value-type="float" office:value="6817732.15" calcext:value-type="float">
            <text:p>6817732.15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7]=[.A106]; &quot;&quot;;[.A10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47.6" calcext:value-type="float">
            <text:p>3347.6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72" calcext:value-type="float">
            <text:p>298.7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72" calcext:value-type="float">
            <text:p>298.72</text:p>
          </table:table-cell>
          <table:table-cell office:value-type="float" office:value="456011.35" calcext:value-type="float">
            <text:p>456011.35</text:p>
          </table:table-cell>
          <table:table-cell office:value-type="float" office:value="6817713.16" calcext:value-type="float">
            <text:p>6817713.1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8]=[.A107]; &quot;&quot;;[.A10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76" calcext:value-type="float">
            <text:p>3376</text:p>
          </table:table-cell>
          <table:table-cell office:value-type="float" office:value="2632.027" calcext:value-type="float">
            <text:p>2632.02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1.5" calcext:value-type="float">
            <text:p>301.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5" calcext:value-type="float">
            <text:p>301.5</text:p>
          </table:table-cell>
          <table:table-cell office:value-type="float" office:value="456010.48" calcext:value-type="float">
            <text:p>456010.48</text:p>
          </table:table-cell>
          <table:table-cell office:value-type="float" office:value="6817695.26" calcext:value-type="float">
            <text:p>6817695.2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09]=[.A108]; &quot;&quot;;[.A10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12.5" calcext:value-type="float">
            <text:p>3412.5</text:p>
          </table:table-cell>
          <table:table-cell office:value-type="float" office:value="2660.351" calcext:value-type="float">
            <text:p>2660.351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19.24" calcext:value-type="float">
            <text:p>319.2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9.24" calcext:value-type="float">
            <text:p>319.24</text:p>
          </table:table-cell>
          <table:table-cell office:value-type="float" office:value="456009.29" calcext:value-type="float">
            <text:p>456009.29</text:p>
          </table:table-cell>
          <table:table-cell office:value-type="float" office:value="6817672.28" calcext:value-type="float">
            <text:p>6817672.28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table:formula="of:=IF([.A110]=[.A109]; &quot;&quot;;[.A11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49.5" calcext:value-type="float">
            <text:p>3449.5</text:p>
          </table:table-cell>
          <table:table-cell office:value-type="float" office:value="2689.052" calcext:value-type="float">
            <text:p>2689.052</text:p>
          </table:table-cell>
          <table:table-cell office:value-type="string" calcext:value-type="string">
            <text:p>SN9.1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008.03" calcext:value-type="float">
            <text:p>456008.03</text:p>
          </table:table-cell>
          <table:table-cell office:value-type="float" office:value="6817648.97" calcext:value-type="float">
            <text:p>6817648.97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1]=[.A110]; &quot;&quot;;[.A111])" office:value-type="string" office:string-value="NO 34/7-X-1 H             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795.9" calcext:value-type="float">
            <text:p>2795.9</text:p>
          </table:table-cell>
          <table:table-cell office:value-type="float" office:value="2432.539" calcext:value-type="float">
            <text:p>2432.539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80.89" calcext:value-type="float">
            <text:p>280.8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0.89" calcext:value-type="float">
            <text:p>280.89</text:p>
          </table:table-cell>
          <table:table-cell office:value-type="float" office:value="457000.9" calcext:value-type="float">
            <text:p>457000.9</text:p>
          </table:table-cell>
          <table:table-cell office:value-type="float" office:value="6817445.6" calcext:value-type="float">
            <text:p>6817445.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2]=[.A111]; &quot;&quot;;[.A11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7.1" calcext:value-type="float">
            <text:p>2827.1</text:p>
          </table:table-cell>
          <table:table-cell office:value-type="float" office:value="2459.975" calcext:value-type="float">
            <text:p>2459.975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92.99" calcext:value-type="float">
            <text:p>456992.99</text:p>
          </table:table-cell>
          <table:table-cell office:value-type="float" office:value="6817433.03" calcext:value-type="float">
            <text:p>6817433.03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3]=[.A112]; &quot;&quot;;[.A11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8.9" calcext:value-type="float">
            <text:p>2828.9</text:p>
          </table:table-cell>
          <table:table-cell office:value-type="float" office:value="2461.56" calcext:value-type="float">
            <text:p>2461.56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92.53" calcext:value-type="float">
            <text:p>456992.53</text:p>
          </table:table-cell>
          <table:table-cell office:value-type="float" office:value="6817432.31" calcext:value-type="float">
            <text:p>6817432.3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4]=[.A113]; &quot;&quot;;[.A11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4.5" calcext:value-type="float">
            <text:p>2884.5</text:p>
          </table:table-cell>
          <table:table-cell office:value-type="float" office:value="2510.408" calcext:value-type="float">
            <text:p>2510.40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5.01" calcext:value-type="float">
            <text:p>295.0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01" calcext:value-type="float">
            <text:p>295.01</text:p>
          </table:table-cell>
          <table:table-cell office:value-type="float" office:value="456978.15" calcext:value-type="float">
            <text:p>456978.15</text:p>
          </table:table-cell>
          <table:table-cell office:value-type="float" office:value="6817410" calcext:value-type="float">
            <text:p>6817410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5]=[.A114]; &quot;&quot;;[.A11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6.5" calcext:value-type="float">
            <text:p>2886.5</text:p>
          </table:table-cell>
          <table:table-cell office:value-type="float" office:value="2512.162" calcext:value-type="float">
            <text:p>2512.162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77.63" calcext:value-type="float">
            <text:p>456977.63</text:p>
          </table:table-cell>
          <table:table-cell office:value-type="float" office:value="6817409.19" calcext:value-type="float">
            <text:p>6817409.1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6]=[.A115]; &quot;&quot;;[.A11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8.2" calcext:value-type="float">
            <text:p>2888.2</text:p>
          </table:table-cell>
          <table:table-cell office:value-type="float" office:value="2513.654" calcext:value-type="float">
            <text:p>2513.65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77.19" calcext:value-type="float">
            <text:p>456977.19</text:p>
          </table:table-cell>
          <table:table-cell office:value-type="float" office:value="6817408.51" calcext:value-type="float">
            <text:p>6817408.5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7]=[.A116]; &quot;&quot;;[.A11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96.6" calcext:value-type="float">
            <text:p>2896.6</text:p>
          </table:table-cell>
          <table:table-cell office:value-type="float" office:value="2521.038" calcext:value-type="float">
            <text:p>2521.03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56975" calcext:value-type="float">
            <text:p>456975</text:p>
          </table:table-cell>
          <table:table-cell office:value-type="float" office:value="6817405.15" calcext:value-type="float">
            <text:p>6817405.15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8]=[.A117]; &quot;&quot;;[.A11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17.4" calcext:value-type="float">
            <text:p>2917.4</text:p>
          </table:table-cell>
          <table:table-cell office:value-type="float" office:value="2539.329" calcext:value-type="float">
            <text:p>2539.329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27.11" calcext:value-type="float">
            <text:p>327.1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7.11" calcext:value-type="float">
            <text:p>327.11</text:p>
          </table:table-cell>
          <table:table-cell office:value-type="float" office:value="456969.59" calcext:value-type="float">
            <text:p>456969.59</text:p>
          </table:table-cell>
          <table:table-cell office:value-type="float" office:value="6817396.86" calcext:value-type="float">
            <text:p>6817396.8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19]=[.A118]; &quot;&quot;;[.A11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34.9" calcext:value-type="float">
            <text:p>2934.9</text:p>
          </table:table-cell>
          <table:table-cell office:value-type="float" office:value="2554.764" calcext:value-type="float">
            <text:p>2554.76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8.51" calcext:value-type="float">
            <text:p>298.5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1" calcext:value-type="float">
            <text:p>298.51</text:p>
          </table:table-cell>
          <table:table-cell office:value-type="float" office:value="456965.02" calcext:value-type="float">
            <text:p>456965.02</text:p>
          </table:table-cell>
          <table:table-cell office:value-type="float" office:value="6817390.01" calcext:value-type="float">
            <text:p>6817390.0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0]=[.A119]; &quot;&quot;;[.A12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75.9" calcext:value-type="float">
            <text:p>2975.9</text:p>
          </table:table-cell>
          <table:table-cell office:value-type="float" office:value="2590.93" calcext:value-type="float">
            <text:p>2590.93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05.65" calcext:value-type="float">
            <text:p>305.6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5.65" calcext:value-type="float">
            <text:p>305.65</text:p>
          </table:table-cell>
          <table:table-cell office:value-type="float" office:value="456954.23" calcext:value-type="float">
            <text:p>456954.23</text:p>
          </table:table-cell>
          <table:table-cell office:value-type="float" office:value="6817373.99" calcext:value-type="float">
            <text:p>6817373.9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1]=[.A120]; &quot;&quot;;[.A12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85" calcext:value-type="float">
            <text:p>2985</text:p>
          </table:table-cell>
          <table:table-cell office:value-type="float" office:value="2598.984" calcext:value-type="float">
            <text:p>2598.984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07.08" calcext:value-type="float">
            <text:p>307.0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08" calcext:value-type="float">
            <text:p>307.08</text:p>
          </table:table-cell>
          <table:table-cell office:value-type="float" office:value="456951.88" calcext:value-type="float">
            <text:p>456951.88</text:p>
          </table:table-cell>
          <table:table-cell office:value-type="float" office:value="6817370.47" calcext:value-type="float">
            <text:p>6817370.47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2]=[.A121]; &quot;&quot;;[.A12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14.8" calcext:value-type="float">
            <text:p>3014.8</text:p>
          </table:table-cell>
          <table:table-cell office:value-type="float" office:value="2625.372" calcext:value-type="float">
            <text:p>2625.372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2.92" calcext:value-type="float">
            <text:p>302.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456944.19" calcext:value-type="float">
            <text:p>456944.19</text:p>
          </table:table-cell>
          <table:table-cell office:value-type="float" office:value="6817358.96" calcext:value-type="float">
            <text:p>6817358.9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3]=[.A122]; &quot;&quot;;[.A12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22.5" calcext:value-type="float">
            <text:p>3022.5</text:p>
          </table:table-cell>
          <table:table-cell office:value-type="float" office:value="2632.194" calcext:value-type="float">
            <text:p>2632.19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3.67" calcext:value-type="float">
            <text:p>303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67" calcext:value-type="float">
            <text:p>303.67</text:p>
          </table:table-cell>
          <table:table-cell office:value-type="float" office:value="456942.22" calcext:value-type="float">
            <text:p>456942.22</text:p>
          </table:table-cell>
          <table:table-cell office:value-type="float" office:value="6817355.99" calcext:value-type="float">
            <text:p>6817355.9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4]=[.A123]; &quot;&quot;;[.A12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41" calcext:value-type="float">
            <text:p>3041</text:p>
          </table:table-cell>
          <table:table-cell office:value-type="float" office:value="2648.566" calcext:value-type="float">
            <text:p>2648.566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24.72" calcext:value-type="float">
            <text:p>324.7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4.72" calcext:value-type="float">
            <text:p>324.72</text:p>
          </table:table-cell>
          <table:table-cell office:value-type="float" office:value="456937.44" calcext:value-type="float">
            <text:p>456937.44</text:p>
          </table:table-cell>
          <table:table-cell office:value-type="float" office:value="6817348.82" calcext:value-type="float">
            <text:p>6817348.82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table:formula="of:=IF([.A125]=[.A124]; &quot;&quot;;[.A12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61.7" calcext:value-type="float">
            <text:p>3061.7</text:p>
          </table:table-cell>
          <table:table-cell office:value-type="float" office:value="2666.844" calcext:value-type="float">
            <text:p>2666.844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22.12" calcext:value-type="float">
            <text:p>322.1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2.12" calcext:value-type="float">
            <text:p>322.12</text:p>
          </table:table-cell>
          <table:table-cell office:value-type="float" office:value="456932.05" calcext:value-type="float">
            <text:p>456932.05</text:p>
          </table:table-cell>
          <table:table-cell office:value-type="float" office:value="6817340.75" calcext:value-type="float">
            <text:p>6817340.75</text:p>
          </table:table-cell>
          <table:table-cell/>
        </table:table-row>
        <table:table-row table:style-name="ro1">
          <table:table-cell office:value-type="string" calcext:value-type="string">
            <text:p>NO 34/7-X-1 HT2 <text:s text:c="10"/></text:p>
          </table:table-cell>
          <table:table-cell table:formula="of:=IF([.A126]=[.A125]; &quot;&quot;;[.A126])" office:value-type="string" office:string-value="NO 34/7-X-1 HT2           " calcext:value-type="string">
            <text:p>NO 34/7-X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16 <text:s text:c="2"/></text:p>
          </table:table-cell>
          <table:table-cell office:value-type="float" office:value="2810.3" calcext:value-type="float">
            <text:p>2810.3</text:p>
          </table:table-cell>
          <table:table-cell office:value-type="float" office:value="2437.269" calcext:value-type="float">
            <text:p>2437.269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81.73" calcext:value-type="float">
            <text:p>281.7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1.73" calcext:value-type="float">
            <text:p>281.73</text:p>
          </table:table-cell>
          <table:table-cell office:value-type="float" office:value="456986.38" calcext:value-type="float">
            <text:p>456986.38</text:p>
          </table:table-cell>
          <table:table-cell office:value-type="float" office:value="6817432.9" calcext:value-type="float">
            <text:p>6817432.9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27]=[.A126]; &quot;&quot;;[.A127])" office:value-type="string" office:string-value="NO 34/7-X-2 H             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2932.9" calcext:value-type="float">
            <text:p>2932.9</text:p>
          </table:table-cell>
          <table:table-cell office:value-type="float" office:value="2428.419" calcext:value-type="float">
            <text:p>2428.419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25.75" calcext:value-type="float">
            <text:p>325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5.75" calcext:value-type="float">
            <text:p>325.75</text:p>
          </table:table-cell>
          <table:table-cell office:value-type="float" office:value="457146.19" calcext:value-type="float">
            <text:p>457146.19</text:p>
          </table:table-cell>
          <table:table-cell office:value-type="float" office:value="6817726.07" calcext:value-type="float">
            <text:p>6817726.07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28]=[.A127]; &quot;&quot;;[.A12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052.2" calcext:value-type="float">
            <text:p>3052.2</text:p>
          </table:table-cell>
          <table:table-cell office:value-type="float" office:value="2461.282" calcext:value-type="float">
            <text:p>2461.282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9.94" calcext:value-type="float">
            <text:p>289.9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94" calcext:value-type="float">
            <text:p>289.94</text:p>
          </table:table-cell>
          <table:table-cell office:value-type="float" office:value="457184.68" calcext:value-type="float">
            <text:p>457184.68</text:p>
          </table:table-cell>
          <table:table-cell office:value-type="float" office:value="6817833.95" calcext:value-type="float">
            <text:p>6817833.95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29]=[.A128]; &quot;&quot;;[.A12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13.1" calcext:value-type="float">
            <text:p>3113.1</text:p>
          </table:table-cell>
          <table:table-cell office:value-type="float" office:value="2476.274" calcext:value-type="float">
            <text:p>2476.27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2.42" calcext:value-type="float">
            <text:p>292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42" calcext:value-type="float">
            <text:p>292.42</text:p>
          </table:table-cell>
          <table:table-cell office:value-type="float" office:value="457208" calcext:value-type="float">
            <text:p>457208</text:p>
          </table:table-cell>
          <table:table-cell office:value-type="float" office:value="6817888.12" calcext:value-type="float">
            <text:p>6817888.12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0]=[.A129]; &quot;&quot;;[.A13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73.2" calcext:value-type="float">
            <text:p>3173.2</text:p>
          </table:table-cell>
          <table:table-cell office:value-type="float" office:value="2490.651" calcext:value-type="float">
            <text:p>2490.651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9.98" calcext:value-type="float">
            <text:p>299.9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98" calcext:value-type="float">
            <text:p>299.98</text:p>
          </table:table-cell>
          <table:table-cell office:value-type="float" office:value="457234.14" calcext:value-type="float">
            <text:p>457234.14</text:p>
          </table:table-cell>
          <table:table-cell office:value-type="float" office:value="6817940.27" calcext:value-type="float">
            <text:p>6817940.27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1]=[.A130]; &quot;&quot;;[.A13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19.9" calcext:value-type="float">
            <text:p>3219.9</text:p>
          </table:table-cell>
          <table:table-cell office:value-type="float" office:value="2501.6" calcext:value-type="float">
            <text:p>2501.6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3.04" calcext:value-type="float">
            <text:p>293.0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04" calcext:value-type="float">
            <text:p>293.04</text:p>
          </table:table-cell>
          <table:table-cell office:value-type="float" office:value="457255.34" calcext:value-type="float">
            <text:p>457255.34</text:p>
          </table:table-cell>
          <table:table-cell office:value-type="float" office:value="6817980.39" calcext:value-type="float">
            <text:p>6817980.39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2]=[.A131]; &quot;&quot;;[.A13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75.2" calcext:value-type="float">
            <text:p>3275.2</text:p>
          </table:table-cell>
          <table:table-cell office:value-type="float" office:value="2514.427" calcext:value-type="float">
            <text:p>2514.42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280.8" calcext:value-type="float">
            <text:p>457280.8</text:p>
          </table:table-cell>
          <table:table-cell office:value-type="float" office:value="6818027.75" calcext:value-type="float">
            <text:p>6818027.75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3]=[.A132]; &quot;&quot;;[.A13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91" calcext:value-type="float">
            <text:p>3291</text:p>
          </table:table-cell>
          <table:table-cell office:value-type="float" office:value="2518.088" calcext:value-type="float">
            <text:p>2518.088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82" calcext:value-type="float">
            <text:p>283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82" calcext:value-type="float">
            <text:p>283.82</text:p>
          </table:table-cell>
          <table:table-cell office:value-type="float" office:value="457287.96" calcext:value-type="float">
            <text:p>457287.96</text:p>
          </table:table-cell>
          <table:table-cell office:value-type="float" office:value="6818041.34" calcext:value-type="float">
            <text:p>6818041.34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4]=[.A133]; &quot;&quot;;[.A13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341.2" calcext:value-type="float">
            <text:p>3341.2</text:p>
          </table:table-cell>
          <table:table-cell office:value-type="float" office:value="2529.754" calcext:value-type="float">
            <text:p>2529.754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19.75" calcext:value-type="float">
            <text:p>319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9.75" calcext:value-type="float">
            <text:p>319.75</text:p>
          </table:table-cell>
          <table:table-cell office:value-type="float" office:value="457310.18" calcext:value-type="float">
            <text:p>457310.18</text:p>
          </table:table-cell>
          <table:table-cell office:value-type="float" office:value="6818084.8" calcext:value-type="float">
            <text:p>6818084.8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5]=[.A134]; &quot;&quot;;[.A13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45.9" calcext:value-type="float">
            <text:p>3445.9</text:p>
          </table:table-cell>
          <table:table-cell office:value-type="float" office:value="2553.988" calcext:value-type="float">
            <text:p>2553.988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10.26" calcext:value-type="float">
            <text:p>310.2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0.26" calcext:value-type="float">
            <text:p>310.26</text:p>
          </table:table-cell>
          <table:table-cell office:value-type="float" office:value="457356.02" calcext:value-type="float">
            <text:p>457356.02</text:p>
          </table:table-cell>
          <table:table-cell office:value-type="float" office:value="6818175.71" calcext:value-type="float">
            <text:p>6818175.71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table:formula="of:=IF([.A136]=[.A135]; &quot;&quot;;[.A13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76.4" calcext:value-type="float">
            <text:p>3476.4</text:p>
          </table:table-cell>
          <table:table-cell office:value-type="float" office:value="2561.351" calcext:value-type="float">
            <text:p>2561.35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18.71" calcext:value-type="float">
            <text:p>318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8.71" calcext:value-type="float">
            <text:p>318.71</text:p>
          </table:table-cell>
          <table:table-cell office:value-type="float" office:value="457369.57" calcext:value-type="float">
            <text:p>457369.57</text:p>
          </table:table-cell>
          <table:table-cell office:value-type="float" office:value="6818202.01" calcext:value-type="float">
            <text:p>6818202.0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37]=[.A136]; &quot;&quot;;[.A137])" office:value-type="string" office:string-value="NO 34/7-X-3 H             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02.51" calcext:value-type="float">
            <text:p>2702.51</text:p>
          </table:table-cell>
          <table:table-cell office:value-type="float" office:value="2367.632" calcext:value-type="float">
            <text:p>2367.632</text:p>
          </table:table-cell>
          <table:table-cell office:value-type="string" calcext:value-type="string">
            <text:p>SN8.2 <text:s text:c="30"/></text:p>
          </table:table-cell>
          <table:table-cell office:value-type="float" office:value="292.01" calcext:value-type="float">
            <text:p>292.0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01" calcext:value-type="float">
            <text:p>292.01</text:p>
          </table:table-cell>
          <table:table-cell office:value-type="float" office:value="458667.11" calcext:value-type="float">
            <text:p>458667.11</text:p>
          </table:table-cell>
          <table:table-cell office:value-type="float" office:value="6816563.48" calcext:value-type="float">
            <text:p>6816563.4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38]=[.A137]; &quot;&quot;;[.A13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10.31" calcext:value-type="float">
            <text:p>2710.31</text:p>
          </table:table-cell>
          <table:table-cell office:value-type="float" office:value="2374.71" calcext:value-type="float">
            <text:p>2374.7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292.74" calcext:value-type="float">
            <text:p>292.7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74" calcext:value-type="float">
            <text:p>292.74</text:p>
          </table:table-cell>
          <table:table-cell office:value-type="float" office:value="458668.97" calcext:value-type="float">
            <text:p>458668.97</text:p>
          </table:table-cell>
          <table:table-cell office:value-type="float" office:value="6816560.78" calcext:value-type="float">
            <text:p>6816560.7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39]=[.A138]; &quot;&quot;;[.A13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47.87" calcext:value-type="float">
            <text:p>2747.87</text:p>
          </table:table-cell>
          <table:table-cell office:value-type="float" office:value="2408.793" calcext:value-type="float">
            <text:p>2408.793</text:p>
          </table:table-cell>
          <table:table-cell office:value-type="string" calcext:value-type="string">
            <text:p>SN7 <text:s text:c="30"/></text:p>
          </table:table-cell>
          <table:table-cell office:value-type="float" office:value="320.4" calcext:value-type="float">
            <text:p>320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0.4" calcext:value-type="float">
            <text:p>320.4</text:p>
          </table:table-cell>
          <table:table-cell office:value-type="float" office:value="458677.72" calcext:value-type="float">
            <text:p>458677.72</text:p>
          </table:table-cell>
          <table:table-cell office:value-type="float" office:value="6816547.66" calcext:value-type="float">
            <text:p>6816547.66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0]=[.A139]; &quot;&quot;;[.A14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53.17" calcext:value-type="float">
            <text:p>2753.17</text:p>
          </table:table-cell>
          <table:table-cell office:value-type="float" office:value="2413.602" calcext:value-type="float">
            <text:p>2413.602</text:p>
          </table:table-cell>
          <table:table-cell office:value-type="string" calcext:value-type="string">
            <text:p>SN7 <text:s text:c="30"/></text:p>
          </table:table-cell>
          <table:table-cell office:value-type="float" office:value="320.61" calcext:value-type="float">
            <text:p>320.6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0.61" calcext:value-type="float">
            <text:p>320.61</text:p>
          </table:table-cell>
          <table:table-cell office:value-type="float" office:value="458678.95" calcext:value-type="float">
            <text:p>458678.95</text:p>
          </table:table-cell>
          <table:table-cell office:value-type="float" office:value="6816545.8" calcext:value-type="float">
            <text:p>6816545.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1]=[.A140]; &quot;&quot;;[.A14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75.21" calcext:value-type="float">
            <text:p>2775.21</text:p>
          </table:table-cell>
          <table:table-cell office:value-type="float" office:value="2433.605" calcext:value-type="float">
            <text:p>2433.605</text:p>
          </table:table-cell>
          <table:table-cell office:value-type="string" calcext:value-type="string">
            <text:p>SN7 <text:s text:c="30"/></text:p>
          </table:table-cell>
          <table:table-cell office:value-type="float" office:value="318.67" calcext:value-type="float">
            <text:p>318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8.67" calcext:value-type="float">
            <text:p>318.67</text:p>
          </table:table-cell>
          <table:table-cell office:value-type="float" office:value="458684.09" calcext:value-type="float">
            <text:p>458684.09</text:p>
          </table:table-cell>
          <table:table-cell office:value-type="float" office:value="6816538.1" calcext:value-type="float">
            <text:p>6816538.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2]=[.A141]; &quot;&quot;;[.A14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04.76" calcext:value-type="float">
            <text:p>2804.76</text:p>
          </table:table-cell>
          <table:table-cell office:value-type="float" office:value="2460.435" calcext:value-type="float">
            <text:p>2460.435</text:p>
          </table:table-cell>
          <table:table-cell office:value-type="string" calcext:value-type="string">
            <text:p>SN7 <text:s text:c="30"/></text:p>
          </table:table-cell>
          <table:table-cell office:value-type="float" office:value="304.1" calcext:value-type="float">
            <text:p>304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1" calcext:value-type="float">
            <text:p>304.1</text:p>
          </table:table-cell>
          <table:table-cell office:value-type="float" office:value="458690.93" calcext:value-type="float">
            <text:p>458690.93</text:p>
          </table:table-cell>
          <table:table-cell office:value-type="float" office:value="6816527.79" calcext:value-type="float">
            <text:p>6816527.79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3]=[.A142]; &quot;&quot;;[.A14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17.03" calcext:value-type="float">
            <text:p>2817.03</text:p>
          </table:table-cell>
          <table:table-cell office:value-type="float" office:value="2471.58" calcext:value-type="float">
            <text:p>2471.58</text:p>
          </table:table-cell>
          <table:table-cell office:value-type="string" calcext:value-type="string">
            <text:p>SN6U <text:s text:c="30"/></text:p>
          </table:table-cell>
          <table:table-cell office:value-type="float" office:value="305.16" calcext:value-type="float">
            <text:p>305.1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5.16" calcext:value-type="float">
            <text:p>305.16</text:p>
          </table:table-cell>
          <table:table-cell office:value-type="float" office:value="458693.76" calcext:value-type="float">
            <text:p>458693.76</text:p>
          </table:table-cell>
          <table:table-cell office:value-type="float" office:value="6816523.51" calcext:value-type="float">
            <text:p>6816523.5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4]=[.A143]; &quot;&quot;;[.A14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37.65" calcext:value-type="float">
            <text:p>2837.65</text:p>
          </table:table-cell>
          <table:table-cell office:value-type="float" office:value="2490.311" calcext:value-type="float">
            <text:p>2490.311</text:p>
          </table:table-cell>
          <table:table-cell office:value-type="string" calcext:value-type="string">
            <text:p>SN6U <text:s text:c="30"/></text:p>
          </table:table-cell>
          <table:table-cell office:value-type="float" office:value="302.47" calcext:value-type="float">
            <text:p>302.4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47" calcext:value-type="float">
            <text:p>302.47</text:p>
          </table:table-cell>
          <table:table-cell office:value-type="float" office:value="458698.41" calcext:value-type="float">
            <text:p>458698.41</text:p>
          </table:table-cell>
          <table:table-cell office:value-type="float" office:value="6816516.26" calcext:value-type="float">
            <text:p>6816516.26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5]=[.A144]; &quot;&quot;;[.A14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57.21" calcext:value-type="float">
            <text:p>2857.21</text:p>
          </table:table-cell>
          <table:table-cell office:value-type="float" office:value="2508.075" calcext:value-type="float">
            <text:p>2508.075</text:p>
          </table:table-cell>
          <table:table-cell office:value-type="string" calcext:value-type="string">
            <text:p>SN6L <text:s text:c="30"/></text:p>
          </table:table-cell>
          <table:table-cell office:value-type="float" office:value="303.28" calcext:value-type="float">
            <text:p>303.2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28" calcext:value-type="float">
            <text:p>303.28</text:p>
          </table:table-cell>
          <table:table-cell office:value-type="float" office:value="458702.85" calcext:value-type="float">
            <text:p>458702.85</text:p>
          </table:table-cell>
          <table:table-cell office:value-type="float" office:value="6816509.38" calcext:value-type="float">
            <text:p>6816509.3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6]=[.A145]; &quot;&quot;;[.A14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02.41" calcext:value-type="float">
            <text:p>2902.41</text:p>
          </table:table-cell>
          <table:table-cell office:value-type="float" office:value="2549.113" calcext:value-type="float">
            <text:p>2549.113</text:p>
          </table:table-cell>
          <table:table-cell office:value-type="string" calcext:value-type="string">
            <text:p>SN5 <text:s text:c="30"/></text:p>
          </table:table-cell>
          <table:table-cell office:value-type="float" office:value="313.7" calcext:value-type="float">
            <text:p>313.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7" calcext:value-type="float">
            <text:p>313.7</text:p>
          </table:table-cell>
          <table:table-cell office:value-type="float" office:value="458713.15" calcext:value-type="float">
            <text:p>458713.15</text:p>
          </table:table-cell>
          <table:table-cell office:value-type="float" office:value="6816493.49" calcext:value-type="float">
            <text:p>6816493.49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7]=[.A146]; &quot;&quot;;[.A14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565.042" calcext:value-type="float">
            <text:p>2565.042</text:p>
          </table:table-cell>
          <table:table-cell office:value-type="string" calcext:value-type="string">
            <text:p>SN5 <text:s text:c="30"/></text:p>
          </table:table-cell>
          <table:table-cell office:value-type="float" office:value="313.55" calcext:value-type="float">
            <text:p>313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55" calcext:value-type="float">
            <text:p>313.55</text:p>
          </table:table-cell>
          <table:table-cell office:value-type="float" office:value="458717.21" calcext:value-type="float">
            <text:p>458717.21</text:p>
          </table:table-cell>
          <table:table-cell office:value-type="float" office:value="6816487.37" calcext:value-type="float">
            <text:p>6816487.37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8]=[.A147]; &quot;&quot;;[.A14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31.22" calcext:value-type="float">
            <text:p>2931.22</text:p>
          </table:table-cell>
          <table:table-cell office:value-type="float" office:value="2575.278" calcext:value-type="float">
            <text:p>2575.278</text:p>
          </table:table-cell>
          <table:table-cell office:value-type="string" calcext:value-type="string">
            <text:p>SN4 <text:s text:c="30"/></text:p>
          </table:table-cell>
          <table:table-cell office:value-type="float" office:value="314.8" calcext:value-type="float">
            <text:p>314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8" calcext:value-type="float">
            <text:p>314.8</text:p>
          </table:table-cell>
          <table:table-cell office:value-type="float" office:value="458719.82" calcext:value-type="float">
            <text:p>458719.82</text:p>
          </table:table-cell>
          <table:table-cell office:value-type="float" office:value="6816483.44" calcext:value-type="float">
            <text:p>6816483.44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49]=[.A148]; &quot;&quot;;[.A14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57.58" calcext:value-type="float">
            <text:p>2957.58</text:p>
          </table:table-cell>
          <table:table-cell office:value-type="float" office:value="2599.222" calcext:value-type="float">
            <text:p>2599.222</text:p>
          </table:table-cell>
          <table:table-cell office:value-type="string" calcext:value-type="string">
            <text:p>SN3 <text:s text:c="30"/></text:p>
          </table:table-cell>
          <table:table-cell office:value-type="float" office:value="325.11" calcext:value-type="float">
            <text:p>325.1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5.11" calcext:value-type="float">
            <text:p>325.11</text:p>
          </table:table-cell>
          <table:table-cell office:value-type="float" office:value="458726" calcext:value-type="float">
            <text:p>458726</text:p>
          </table:table-cell>
          <table:table-cell office:value-type="float" office:value="6816474.32" calcext:value-type="float">
            <text:p>6816474.32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table:formula="of:=IF([.A150]=[.A149]; &quot;&quot;;[.A15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68.5" calcext:value-type="float">
            <text:p>2968.5</text:p>
          </table:table-cell>
          <table:table-cell office:value-type="float" office:value="2609.142" calcext:value-type="float">
            <text:p>2609.142</text:p>
          </table:table-cell>
          <table:table-cell office:value-type="string" calcext:value-type="string">
            <text:p>SN3 <text:s text:c="30"/></text:p>
          </table:table-cell>
          <table:table-cell office:value-type="float" office:value="328.67" calcext:value-type="float">
            <text:p>328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8.67" calcext:value-type="float">
            <text:p>328.67</text:p>
          </table:table-cell>
          <table:table-cell office:value-type="float" office:value="458728.59" calcext:value-type="float">
            <text:p>458728.59</text:p>
          </table:table-cell>
          <table:table-cell office:value-type="float" office:value="6816470.57" calcext:value-type="float">
            <text:p>6816470.57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1]=[.A150]; &quot;&quot;;[.A151])" office:value-type="string" office:string-value="NO 34/7-X-4 H             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14.2" calcext:value-type="float">
            <text:p>2714.2</text:p>
          </table:table-cell>
          <table:table-cell office:value-type="float" office:value="2430.481" calcext:value-type="float">
            <text:p>2430.481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337.71" calcext:value-type="float">
            <text:p>337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7.71" calcext:value-type="float">
            <text:p>337.71</text:p>
          </table:table-cell>
          <table:table-cell office:value-type="float" office:value="457370.43" calcext:value-type="float">
            <text:p>457370.43</text:p>
          </table:table-cell>
          <table:table-cell office:value-type="float" office:value="6816712.65" calcext:value-type="float">
            <text:p>6816712.65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2]=[.A151]; &quot;&quot;;[.A15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98.5" calcext:value-type="float">
            <text:p>2798.5</text:p>
          </table:table-cell>
          <table:table-cell office:value-type="float" office:value="2475.991" calcext:value-type="float">
            <text:p>2475.991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363.14" calcext:value-type="float">
            <text:p>457363.14</text:p>
          </table:table-cell>
          <table:table-cell office:value-type="float" office:value="6816642.1" calcext:value-type="float">
            <text:p>6816642.1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3]=[.A152]; &quot;&quot;;[.A15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99.1" calcext:value-type="float">
            <text:p>2799.1</text:p>
          </table:table-cell>
          <table:table-cell office:value-type="float" office:value="2476.315" calcext:value-type="float">
            <text:p>2476.315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363.09" calcext:value-type="float">
            <text:p>457363.09</text:p>
          </table:table-cell>
          <table:table-cell office:value-type="float" office:value="6816641.59" calcext:value-type="float">
            <text:p>6816641.59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4]=[.A153]; &quot;&quot;;[.A15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842" calcext:value-type="float">
            <text:p>2842</text:p>
          </table:table-cell>
          <table:table-cell office:value-type="float" office:value="2499.415" calcext:value-type="float">
            <text:p>2499.415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41.32" calcext:value-type="float">
            <text:p>341.3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32" calcext:value-type="float">
            <text:p>341.32</text:p>
          </table:table-cell>
          <table:table-cell office:value-type="float" office:value="457359.69" calcext:value-type="float">
            <text:p>457359.69</text:p>
          </table:table-cell>
          <table:table-cell office:value-type="float" office:value="6816605.62" calcext:value-type="float">
            <text:p>6816605.62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5]=[.A154]; &quot;&quot;;[.A15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885.5" calcext:value-type="float">
            <text:p>2885.5</text:p>
          </table:table-cell>
          <table:table-cell office:value-type="float" office:value="2522.489" calcext:value-type="float">
            <text:p>2522.489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10.49" calcext:value-type="float">
            <text:p>310.4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0.49" calcext:value-type="float">
            <text:p>310.49</text:p>
          </table:table-cell>
          <table:table-cell office:value-type="float" office:value="457356" calcext:value-type="float">
            <text:p>457356</text:p>
          </table:table-cell>
          <table:table-cell office:value-type="float" office:value="6816568.94" calcext:value-type="float">
            <text:p>6816568.94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6]=[.A155]; &quot;&quot;;[.A15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919.1" calcext:value-type="float">
            <text:p>2919.1</text:p>
          </table:table-cell>
          <table:table-cell office:value-type="float" office:value="2540.19" calcext:value-type="float">
            <text:p>2540.19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8.58" calcext:value-type="float">
            <text:p>298.5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8" calcext:value-type="float">
            <text:p>298.58</text:p>
          </table:table-cell>
          <table:table-cell office:value-type="float" office:value="457352.89" calcext:value-type="float">
            <text:p>457352.89</text:p>
          </table:table-cell>
          <table:table-cell office:value-type="float" office:value="6816540.56" calcext:value-type="float">
            <text:p>6816540.56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table:formula="of:=IF([.A157]=[.A156]; &quot;&quot;;[.A15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968.4" calcext:value-type="float">
            <text:p>2968.4</text:p>
          </table:table-cell>
          <table:table-cell office:value-type="float" office:value="2566.252" calcext:value-type="float">
            <text:p>2566.252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7.58" calcext:value-type="float">
            <text:p>347.5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7.58" calcext:value-type="float">
            <text:p>347.58</text:p>
          </table:table-cell>
          <table:table-cell office:value-type="float" office:value="457348.54" calcext:value-type="float">
            <text:p>457348.54</text:p>
          </table:table-cell>
          <table:table-cell office:value-type="float" office:value="6816498.96" calcext:value-type="float">
            <text:p>6816498.9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58]=[.A157]; &quot;&quot;;[.A158])" office:value-type="string" office:string-value="NO 34/7-Z-1 H             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2970.83" calcext:value-type="float">
            <text:p>2970.83</text:p>
          </table:table-cell>
          <table:table-cell office:value-type="float" office:value="2392.016" calcext:value-type="float">
            <text:p>2392.016</text:p>
          </table:table-cell>
          <table:table-cell office:value-type="string" calcext:value-type="string">
            <text:p>SN7 <text:s text:c="30"/></text:p>
          </table:table-cell>
          <table:table-cell office:value-type="float" office:value="291.2" calcext:value-type="float">
            <text:p>291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2" calcext:value-type="float">
            <text:p>291.2</text:p>
          </table:table-cell>
          <table:table-cell office:value-type="float" office:value="458917.14" calcext:value-type="float">
            <text:p>458917.14</text:p>
          </table:table-cell>
          <table:table-cell office:value-type="float" office:value="6819030.36" calcext:value-type="float">
            <text:p>6819030.3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59]=[.A158]; &quot;&quot;;[.A15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030.76" calcext:value-type="float">
            <text:p>3030.76</text:p>
          </table:table-cell>
          <table:table-cell office:value-type="float" office:value="2401.622" calcext:value-type="float">
            <text:p>2401.622</text:p>
          </table:table-cell>
          <table:table-cell office:value-type="string" calcext:value-type="string">
            <text:p>SN7 <text:s text:c="30"/></text:p>
          </table:table-cell>
          <table:table-cell office:value-type="float" office:value="291.68" calcext:value-type="float">
            <text:p>291.6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68" calcext:value-type="float">
            <text:p>291.68</text:p>
          </table:table-cell>
          <table:table-cell office:value-type="float" office:value="458960.5" calcext:value-type="float">
            <text:p>458960.5</text:p>
          </table:table-cell>
          <table:table-cell office:value-type="float" office:value="6819070.56" calcext:value-type="float">
            <text:p>6819070.5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0]=[.A159]; &quot;&quot;;[.A16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107.07" calcext:value-type="float">
            <text:p>3107.07</text:p>
          </table:table-cell>
          <table:table-cell office:value-type="float" office:value="2414.226" calcext:value-type="float">
            <text:p>2414.226</text:p>
          </table:table-cell>
          <table:table-cell office:value-type="string" calcext:value-type="string">
            <text:p>SN6U <text:s text:c="30"/></text:p>
          </table:table-cell>
          <table:table-cell office:value-type="float" office:value="292.94" calcext:value-type="float">
            <text:p>292.94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4" calcext:value-type="float">
            <text:p>292.94</text:p>
          </table:table-cell>
          <table:table-cell office:value-type="float" office:value="459016.34" calcext:value-type="float">
            <text:p>459016.34</text:p>
          </table:table-cell>
          <table:table-cell office:value-type="float" office:value="6819120.98" calcext:value-type="float">
            <text:p>6819120.98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1]=[.A160]; &quot;&quot;;[.A16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222.77" calcext:value-type="float">
            <text:p>3222.77</text:p>
          </table:table-cell>
          <table:table-cell office:value-type="float" office:value="2434.671" calcext:value-type="float">
            <text:p>2434.671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.3" calcext:value-type="float">
            <text:p>292.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3" calcext:value-type="float">
            <text:p>292.3</text:p>
          </table:table-cell>
          <table:table-cell office:value-type="float" office:value="459100.46" calcext:value-type="float">
            <text:p>459100.46</text:p>
          </table:table-cell>
          <table:table-cell office:value-type="float" office:value="6819197.67" calcext:value-type="float">
            <text:p>6819197.6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2]=[.A161]; &quot;&quot;;[.A16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371.35" calcext:value-type="float">
            <text:p>3371.35</text:p>
          </table:table-cell>
          <table:table-cell office:value-type="float" office:value="2462.341" calcext:value-type="float">
            <text:p>2462.341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.34" calcext:value-type="float">
            <text:p>292.3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34" calcext:value-type="float">
            <text:p>292.34</text:p>
          </table:table-cell>
          <table:table-cell office:value-type="float" office:value="459209.21" calcext:value-type="float">
            <text:p>459209.21</text:p>
          </table:table-cell>
          <table:table-cell office:value-type="float" office:value="6819294.97" calcext:value-type="float">
            <text:p>6819294.9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3]=[.A162]; &quot;&quot;;[.A16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33.77" calcext:value-type="float">
            <text:p>3433.77</text:p>
          </table:table-cell>
          <table:table-cell office:value-type="float" office:value="2473.992" calcext:value-type="float">
            <text:p>2473.992</text:p>
          </table:table-cell>
          <table:table-cell office:value-type="string" calcext:value-type="string">
            <text:p>SN5 <text:s text:c="30"/></text:p>
          </table:table-cell>
          <table:table-cell office:value-type="float" office:value="306.51" calcext:value-type="float">
            <text:p>306.5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51" calcext:value-type="float">
            <text:p>306.51</text:p>
          </table:table-cell>
          <table:table-cell office:value-type="float" office:value="459254.8" calcext:value-type="float">
            <text:p>459254.8</text:p>
          </table:table-cell>
          <table:table-cell office:value-type="float" office:value="6819335.95" calcext:value-type="float">
            <text:p>6819335.95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4]=[.A163]; &quot;&quot;;[.A16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84.73" calcext:value-type="float">
            <text:p>3484.73</text:p>
          </table:table-cell>
          <table:table-cell office:value-type="float" office:value="2483.635" calcext:value-type="float">
            <text:p>2483.635</text:p>
          </table:table-cell>
          <table:table-cell office:value-type="string" calcext:value-type="string">
            <text:p>SN5 <text:s text:c="30"/></text:p>
          </table:table-cell>
          <table:table-cell office:value-type="float" office:value="307.42" calcext:value-type="float">
            <text:p>307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42" calcext:value-type="float">
            <text:p>307.42</text:p>
          </table:table-cell>
          <table:table-cell office:value-type="float" office:value="459292.09" calcext:value-type="float">
            <text:p>459292.09</text:p>
          </table:table-cell>
          <table:table-cell office:value-type="float" office:value="6819369.29" calcext:value-type="float">
            <text:p>6819369.29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5]=[.A164]; &quot;&quot;;[.A16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559.01" calcext:value-type="float">
            <text:p>3559.01</text:p>
          </table:table-cell>
          <table:table-cell office:value-type="float" office:value="2498.377" calcext:value-type="float">
            <text:p>2498.377</text:p>
          </table:table-cell>
          <table:table-cell office:value-type="string" calcext:value-type="string">
            <text:p>SN5 <text:s text:c="30"/></text:p>
          </table:table-cell>
          <table:table-cell office:value-type="float" office:value="309.58" calcext:value-type="float">
            <text:p>309.5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9.58" calcext:value-type="float">
            <text:p>309.58</text:p>
          </table:table-cell>
          <table:table-cell office:value-type="float" office:value="459346.52" calcext:value-type="float">
            <text:p>459346.52</text:p>
          </table:table-cell>
          <table:table-cell office:value-type="float" office:value="6819417.59" calcext:value-type="float">
            <text:p>6819417.59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6]=[.A165]; &quot;&quot;;[.A16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07.77" calcext:value-type="float">
            <text:p>3607.77</text:p>
          </table:table-cell>
          <table:table-cell office:value-type="float" office:value="2511.906" calcext:value-type="float">
            <text:p>2511.906</text:p>
          </table:table-cell>
          <table:table-cell office:value-type="string" calcext:value-type="string">
            <text:p>SN4 <text:s text:c="30"/></text:p>
          </table:table-cell>
          <table:table-cell office:value-type="float" office:value="315.3" calcext:value-type="float">
            <text:p>315.3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5.3" calcext:value-type="float">
            <text:p>315.3</text:p>
          </table:table-cell>
          <table:table-cell office:value-type="float" office:value="459381.25" calcext:value-type="float">
            <text:p>459381.25</text:p>
          </table:table-cell>
          <table:table-cell office:value-type="float" office:value="6819448.97" calcext:value-type="float">
            <text:p>6819448.9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table:formula="of:=IF([.A167]=[.A166]; &quot;&quot;;[.A16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39.77" calcext:value-type="float">
            <text:p>3639.77</text:p>
          </table:table-cell>
          <table:table-cell office:value-type="float" office:value="2522.671" calcext:value-type="float">
            <text:p>2522.671</text:p>
          </table:table-cell>
          <table:table-cell office:value-type="string" calcext:value-type="string">
            <text:p>SN4 <text:s text:c="30"/></text:p>
          </table:table-cell>
          <table:table-cell office:value-type="float" office:value="316.03" calcext:value-type="float">
            <text:p>316.0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6.03" calcext:value-type="float">
            <text:p>316.03</text:p>
          </table:table-cell>
          <table:table-cell office:value-type="float" office:value="459403.3" calcext:value-type="float">
            <text:p>459403.3</text:p>
          </table:table-cell>
          <table:table-cell office:value-type="float" office:value="6819469.47" calcext:value-type="float">
            <text:p>6819469.47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68]=[.A167]; &quot;&quot;;[.A168])" office:value-type="string" office:string-value="NO 34/7-Z-2 H             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66" calcext:value-type="float">
            <text:p>2866</text:p>
          </table:table-cell>
          <table:table-cell office:value-type="float" office:value="2397.141" calcext:value-type="float">
            <text:p>2397.141</text:p>
          </table:table-cell>
          <table:table-cell office:value-type="string" calcext:value-type="string">
            <text:p>SN6U <text:s text:c="30"/></text:p>
          </table:table-cell>
          <table:table-cell office:value-type="float" office:value="264.72" calcext:value-type="float">
            <text:p>264.7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64.72" calcext:value-type="float">
            <text:p>264.72</text:p>
          </table:table-cell>
          <table:table-cell office:value-type="float" office:value="459934.88" calcext:value-type="float">
            <text:p>459934.88</text:p>
          </table:table-cell>
          <table:table-cell office:value-type="float" office:value="6818920.18" calcext:value-type="float">
            <text:p>6818920.1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69]=[.A168]; &quot;&quot;;[.A16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79.86" calcext:value-type="float">
            <text:p>2879.86</text:p>
          </table:table-cell>
          <table:table-cell office:value-type="float" office:value="2400.834" calcext:value-type="float">
            <text:p>2400.834</text:p>
          </table:table-cell>
          <table:table-cell office:value-type="string" calcext:value-type="string">
            <text:p>SN6U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948.22" calcext:value-type="float">
            <text:p>459948.22</text:p>
          </table:table-cell>
          <table:table-cell office:value-type="float" office:value="6818920.88" calcext:value-type="float">
            <text:p>6818920.8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0]=[.A169]; &quot;&quot;;[.A17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928.91" calcext:value-type="float">
            <text:p>2928.91</text:p>
          </table:table-cell>
          <table:table-cell office:value-type="float" office:value="2412.436" calcext:value-type="float">
            <text:p>2412.436</text:p>
          </table:table-cell>
          <table:table-cell office:value-type="string" calcext:value-type="string">
            <text:p>SN6L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995.78" calcext:value-type="float">
            <text:p>459995.78</text:p>
          </table:table-cell>
          <table:table-cell office:value-type="float" office:value="6818923.71" calcext:value-type="float">
            <text:p>6818923.7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1]=[.A170]; &quot;&quot;;[.A17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04.7" calcext:value-type="float">
            <text:p>3004.7</text:p>
          </table:table-cell>
          <table:table-cell office:value-type="float" office:value="2423.437" calcext:value-type="float">
            <text:p>2423.437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070.58" calcext:value-type="float">
            <text:p>460070.58</text:p>
          </table:table-cell>
          <table:table-cell office:value-type="float" office:value="6818928.03" calcext:value-type="float">
            <text:p>6818928.0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2]=[.A171]; &quot;&quot;;[.A17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8" calcext:value-type="float">
            <text:p>3054.78</text:p>
          </table:table-cell>
          <table:table-cell office:value-type="float" office:value="2426.748" calcext:value-type="float">
            <text:p>2426.748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120.46" calcext:value-type="float">
            <text:p>460120.46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3]=[.A172]; &quot;&quot;;[.A17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9" calcext:value-type="float">
            <text:p>3054.79</text:p>
          </table:table-cell>
          <table:table-cell office:value-type="float" office:value="2426.749" calcext:value-type="float">
            <text:p>2426.749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120.47" calcext:value-type="float">
            <text:p>460120.47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4]=[.A173]; &quot;&quot;;[.A17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66.6" calcext:value-type="float">
            <text:p>3366.6</text:p>
          </table:table-cell>
          <table:table-cell office:value-type="float" office:value="2430.102" calcext:value-type="float">
            <text:p>2430.102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431.87" calcext:value-type="float">
            <text:p>460431.87</text:p>
          </table:table-cell>
          <table:table-cell office:value-type="float" office:value="6818945.35" calcext:value-type="float">
            <text:p>6818945.35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5]=[.A174]; &quot;&quot;;[.A17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93.5" calcext:value-type="float">
            <text:p>3393.5</text:p>
          </table:table-cell>
          <table:table-cell office:value-type="float" office:value="2430.136" calcext:value-type="float">
            <text:p>2430.1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86.17" calcext:value-type="float">
            <text:p>286.1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6.17" calcext:value-type="float">
            <text:p>286.17</text:p>
          </table:table-cell>
          <table:table-cell office:value-type="float" office:value="460458.73" calcext:value-type="float">
            <text:p>460458.73</text:p>
          </table:table-cell>
          <table:table-cell office:value-type="float" office:value="6818946.66" calcext:value-type="float">
            <text:p>6818946.66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6]=[.A175]; &quot;&quot;;[.A17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600.8" calcext:value-type="float">
            <text:p>3600.8</text:p>
          </table:table-cell>
          <table:table-cell office:value-type="float" office:value="2429.995" calcext:value-type="float">
            <text:p>2429.995</text:p>
          </table:table-cell>
          <table:table-cell office:value-type="string" calcext:value-type="string">
            <text:p>SN3 <text:s text:c="30"/></text:p>
          </table:table-cell>
          <table:table-cell office:value-type="float" office:value="285.6" calcext:value-type="float">
            <text:p>285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5.6" calcext:value-type="float">
            <text:p>285.6</text:p>
          </table:table-cell>
          <table:table-cell office:value-type="float" office:value="460665.84" calcext:value-type="float">
            <text:p>460665.84</text:p>
          </table:table-cell>
          <table:table-cell office:value-type="float" office:value="6818955.44" calcext:value-type="float">
            <text:p>6818955.44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7]=[.A176]; &quot;&quot;;[.A17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33.5" calcext:value-type="float">
            <text:p>3733.5</text:p>
          </table:table-cell>
          <table:table-cell office:value-type="float" office:value="2429.838" calcext:value-type="float">
            <text:p>2429.838</text:p>
          </table:table-cell>
          <table:table-cell office:value-type="string" calcext:value-type="string">
            <text:p>SN3 <text:s text:c="30"/></text:p>
          </table:table-cell>
          <table:table-cell office:value-type="float" office:value="287.99" calcext:value-type="float">
            <text:p>287.9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99" calcext:value-type="float">
            <text:p>287.99</text:p>
          </table:table-cell>
          <table:table-cell office:value-type="float" office:value="460798.41" calcext:value-type="float">
            <text:p>460798.41</text:p>
          </table:table-cell>
          <table:table-cell office:value-type="float" office:value="6818961.42" calcext:value-type="float">
            <text:p>6818961.42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8]=[.A177]; &quot;&quot;;[.A17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54.1" calcext:value-type="float">
            <text:p>3754.1</text:p>
          </table:table-cell>
          <table:table-cell office:value-type="float" office:value="2429.866" calcext:value-type="float">
            <text:p>2429.866</text:p>
          </table:table-cell>
          <table:table-cell office:value-type="string" calcext:value-type="string">
            <text:p>SN3 <text:s text:c="30"/></text:p>
          </table:table-cell>
          <table:table-cell office:value-type="float" office:value="288.24" calcext:value-type="float">
            <text:p>288.2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8.24" calcext:value-type="float">
            <text:p>288.24</text:p>
          </table:table-cell>
          <table:table-cell office:value-type="float" office:value="460818.99" calcext:value-type="float">
            <text:p>460818.99</text:p>
          </table:table-cell>
          <table:table-cell office:value-type="float" office:value="6818962.34" calcext:value-type="float">
            <text:p>6818962.34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79]=[.A178]; &quot;&quot;;[.A17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60.5" calcext:value-type="float">
            <text:p>3760.5</text:p>
          </table:table-cell>
          <table:table-cell office:value-type="float" office:value="2429.876" calcext:value-type="float">
            <text:p>2429.876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825.38" calcext:value-type="float">
            <text:p>460825.38</text:p>
          </table:table-cell>
          <table:table-cell office:value-type="float" office:value="6818962.62" calcext:value-type="float">
            <text:p>6818962.62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0]=[.A179]; &quot;&quot;;[.A18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79.3" calcext:value-type="float">
            <text:p>3779.3</text:p>
          </table:table-cell>
          <table:table-cell office:value-type="float" office:value="2429.907" calcext:value-type="float">
            <text:p>2429.907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844.16" calcext:value-type="float">
            <text:p>460844.16</text:p>
          </table:table-cell>
          <table:table-cell office:value-type="float" office:value="6818963.43" calcext:value-type="float">
            <text:p>6818963.4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1]=[.A180]; &quot;&quot;;[.A18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" calcext:value-type="float">
            <text:p>3820.2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1" calcext:value-type="float">
            <text:p>291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1" calcext:value-type="float">
            <text:p>291.91</text:p>
          </table:table-cell>
          <table:table-cell office:value-type="float" office:value="460885.03" calcext:value-type="float">
            <text:p>460885.03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2]=[.A181]; &quot;&quot;;[.A18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09" calcext:value-type="float">
            <text:p>3820.209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" calcext:value-type="float">
            <text:p>291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" calcext:value-type="float">
            <text:p>291.9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3]=[.A182]; &quot;&quot;;[.A18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13" calcext:value-type="float">
            <text:p>3820.213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2" calcext:value-type="float">
            <text:p>291.9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2" calcext:value-type="float">
            <text:p>291.92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4]=[.A183]; &quot;&quot;;[.A18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94.6" calcext:value-type="float">
            <text:p>3894.6</text:p>
          </table:table-cell>
          <table:table-cell office:value-type="float" office:value="2431.776" calcext:value-type="float">
            <text:p>2431.776</text:p>
          </table:table-cell>
          <table:table-cell office:value-type="string" calcext:value-type="string">
            <text:p>SN1 <text:s text:c="30"/></text:p>
          </table:table-cell>
          <table:table-cell office:value-type="float" office:value="292.63" calcext:value-type="float">
            <text:p>292.6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63" calcext:value-type="float">
            <text:p>292.63</text:p>
          </table:table-cell>
          <table:table-cell office:value-type="float" office:value="460959.33" calcext:value-type="float">
            <text:p>460959.33</text:p>
          </table:table-cell>
          <table:table-cell office:value-type="float" office:value="6818968" calcext:value-type="float">
            <text:p>681896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5]=[.A184]; &quot;&quot;;[.A18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977.8" calcext:value-type="float">
            <text:p>3977.8</text:p>
          </table:table-cell>
          <table:table-cell office:value-type="float" office:value="2441.635" calcext:value-type="float">
            <text:p>2441.635</text:p>
          </table:table-cell>
          <table:table-cell office:value-type="string" calcext:value-type="string">
            <text:p>SN1 <text:s text:c="30"/></text:p>
          </table:table-cell>
          <table:table-cell office:value-type="float" office:value="292.91" calcext:value-type="float">
            <text:p>292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1" calcext:value-type="float">
            <text:p>292.91</text:p>
          </table:table-cell>
          <table:table-cell office:value-type="float" office:value="461041.86" calcext:value-type="float">
            <text:p>461041.86</text:p>
          </table:table-cell>
          <table:table-cell office:value-type="float" office:value="6818970.37" calcext:value-type="float">
            <text:p>6818970.37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6]=[.A185]; &quot;&quot;;[.A18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052.8" calcext:value-type="float">
            <text:p>4052.8</text:p>
          </table:table-cell>
          <table:table-cell office:value-type="float" office:value="2458.361" calcext:value-type="float">
            <text:p>2458.361</text:p>
          </table:table-cell>
          <table:table-cell office:value-type="string" calcext:value-type="string">
            <text:p>SNML4 <text:s text:c="30"/></text:p>
          </table:table-cell>
          <table:table-cell office:value-type="float" office:value="300.12" calcext:value-type="float">
            <text:p>300.1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0.12" calcext:value-type="float">
            <text:p>300.12</text:p>
          </table:table-cell>
          <table:table-cell office:value-type="float" office:value="461114.89" calcext:value-type="float">
            <text:p>461114.89</text:p>
          </table:table-cell>
          <table:table-cell office:value-type="float" office:value="6818972.53" calcext:value-type="float">
            <text:p>6818972.5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7]=[.A186]; &quot;&quot;;[.A18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7" calcext:value-type="float">
            <text:p>4149.7</text:p>
          </table:table-cell>
          <table:table-cell office:value-type="float" office:value="2491.63" calcext:value-type="float">
            <text:p>2491.6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1.13" calcext:value-type="float">
            <text:p>341.1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13" calcext:value-type="float">
            <text:p>341.13</text:p>
          </table:table-cell>
          <table:table-cell office:value-type="float" office:value="461205.71" calcext:value-type="float">
            <text:p>461205.71</text:p>
          </table:table-cell>
          <table:table-cell office:value-type="float" office:value="6818976.18" calcext:value-type="float">
            <text:p>6818976.1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table:formula="of:=IF([.A188]=[.A187]; &quot;&quot;;[.A18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975" calcext:value-type="float">
            <text:p>4149.975</text:p>
          </table:table-cell>
          <table:table-cell office:value-type="float" office:value="2491.741" calcext:value-type="float">
            <text:p>2491.741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1.11" calcext:value-type="float">
            <text:p>341.1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11" calcext:value-type="float">
            <text:p>341.11</text:p>
          </table:table-cell>
          <table:table-cell office:value-type="float" office:value="461205.96" calcext:value-type="float">
            <text:p>461205.96</text:p>
          </table:table-cell>
          <table:table-cell office:value-type="float" office:value="6818976.2" calcext:value-type="float">
            <text:p>6818976.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89]=[.A188]; &quot;&quot;;[.A189])" office:value-type="string" office:string-value="NO 34/7-Z-3 H             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2970.06" calcext:value-type="float">
            <text:p>2970.06</text:p>
          </table:table-cell>
          <table:table-cell office:value-type="float" office:value="2406.249" calcext:value-type="float">
            <text:p>2406.249</text:p>
          </table:table-cell>
          <table:table-cell office:value-type="string" calcext:value-type="string">
            <text:p>SN5 <text:s text:c="30"/></text:p>
          </table:table-cell>
          <table:table-cell office:value-type="float" office:value="296.66" calcext:value-type="float">
            <text:p>296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66" calcext:value-type="float">
            <text:p>296.66</text:p>
          </table:table-cell>
          <table:table-cell office:value-type="float" office:value="460106.35" calcext:value-type="float">
            <text:p>460106.35</text:p>
          </table:table-cell>
          <table:table-cell office:value-type="float" office:value="6818418.17" calcext:value-type="float">
            <text:p>6818418.1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0]=[.A189]; &quot;&quot;;[.A19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094.99" calcext:value-type="float">
            <text:p>3094.99</text:p>
          </table:table-cell>
          <table:table-cell office:value-type="float" office:value="2412.864" calcext:value-type="float">
            <text:p>2412.864</text:p>
          </table:table-cell>
          <table:table-cell office:value-type="string" calcext:value-type="string">
            <text:p>SN5 <text:s text:c="30"/></text:p>
          </table:table-cell>
          <table:table-cell office:value-type="float" office:value="294.67" calcext:value-type="float">
            <text:p>294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60230.67" calcext:value-type="float">
            <text:p>460230.67</text:p>
          </table:table-cell>
          <table:table-cell office:value-type="float" office:value="6818428.55" calcext:value-type="float">
            <text:p>6818428.55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1]=[.A190]; &quot;&quot;;[.A19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173.06" calcext:value-type="float">
            <text:p>3173.06</text:p>
          </table:table-cell>
          <table:table-cell office:value-type="float" office:value="2417.09" calcext:value-type="float">
            <text:p>2417.09</text:p>
          </table:table-cell>
          <table:table-cell office:value-type="string" calcext:value-type="string">
            <text:p>SN4 <text:s text:c="30"/></text:p>
          </table:table-cell>
          <table:table-cell office:value-type="float" office:value="298.82" calcext:value-type="float">
            <text:p>298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82" calcext:value-type="float">
            <text:p>298.82</text:p>
          </table:table-cell>
          <table:table-cell office:value-type="float" office:value="460308.31" calcext:value-type="float">
            <text:p>460308.31</text:p>
          </table:table-cell>
          <table:table-cell office:value-type="float" office:value="6818435.52" calcext:value-type="float">
            <text:p>6818435.5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2]=[.A191]; &quot;&quot;;[.A19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275" calcext:value-type="float">
            <text:p>3275</text:p>
          </table:table-cell>
          <table:table-cell office:value-type="float" office:value="2422.488" calcext:value-type="float">
            <text:p>2422.488</text:p>
          </table:table-cell>
          <table:table-cell office:value-type="string" calcext:value-type="string">
            <text:p>SN4 <text:s text:c="30"/></text:p>
          </table:table-cell>
          <table:table-cell office:value-type="float" office:value="295.38" calcext:value-type="float">
            <text:p>295.3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38" calcext:value-type="float">
            <text:p>295.38</text:p>
          </table:table-cell>
          <table:table-cell office:value-type="float" office:value="460409.78" calcext:value-type="float">
            <text:p>460409.78</text:p>
          </table:table-cell>
          <table:table-cell office:value-type="float" office:value="6818443.64" calcext:value-type="float">
            <text:p>6818443.6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3]=[.A192]; &quot;&quot;;[.A19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319.95" calcext:value-type="float">
            <text:p>3319.95</text:p>
          </table:table-cell>
          <table:table-cell office:value-type="float" office:value="2424.941" calcext:value-type="float">
            <text:p>2424.941</text:p>
          </table:table-cell>
          <table:table-cell office:value-type="string" calcext:value-type="string">
            <text:p>SN4 <text:s text:c="30"/></text:p>
          </table:table-cell>
          <table:table-cell office:value-type="float" office:value="296.71" calcext:value-type="float">
            <text:p>296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71" calcext:value-type="float">
            <text:p>296.71</text:p>
          </table:table-cell>
          <table:table-cell office:value-type="float" office:value="460454.47" calcext:value-type="float">
            <text:p>460454.47</text:p>
          </table:table-cell>
          <table:table-cell office:value-type="float" office:value="6818447.78" calcext:value-type="float">
            <text:p>6818447.78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4]=[.A193]; &quot;&quot;;[.A19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15" calcext:value-type="float">
            <text:p>3415</text:p>
          </table:table-cell>
          <table:table-cell office:value-type="float" office:value="2430.14" calcext:value-type="float">
            <text:p>2430.14</text:p>
          </table:table-cell>
          <table:table-cell office:value-type="string" calcext:value-type="string">
            <text:p>SN3 <text:s text:c="30"/></text:p>
          </table:table-cell>
          <table:table-cell office:value-type="float" office:value="295.55" calcext:value-type="float">
            <text:p>295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55" calcext:value-type="float">
            <text:p>295.55</text:p>
          </table:table-cell>
          <table:table-cell office:value-type="float" office:value="460549.01" calcext:value-type="float">
            <text:p>460549.01</text:p>
          </table:table-cell>
          <table:table-cell office:value-type="float" office:value="6818456.16" calcext:value-type="float">
            <text:p>6818456.1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5]=[.A194]; &quot;&quot;;[.A19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59.96" calcext:value-type="float">
            <text:p>3459.96</text:p>
          </table:table-cell>
          <table:table-cell office:value-type="float" office:value="2432.528" calcext:value-type="float">
            <text:p>2432.528</text:p>
          </table:table-cell>
          <table:table-cell office:value-type="string" calcext:value-type="string">
            <text:p>SN3 <text:s text:c="30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60593.75" calcext:value-type="float">
            <text:p>460593.75</text:p>
          </table:table-cell>
          <table:table-cell office:value-type="float" office:value="6818459.81" calcext:value-type="float">
            <text:p>6818459.81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6]=[.A195]; &quot;&quot;;[.A19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535.96" calcext:value-type="float">
            <text:p>3535.96</text:p>
          </table:table-cell>
          <table:table-cell office:value-type="float" office:value="2436.563" calcext:value-type="float">
            <text:p>2436.56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1.34" calcext:value-type="float">
            <text:p>301.3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60669.46" calcext:value-type="float">
            <text:p>460669.46</text:p>
          </table:table-cell>
          <table:table-cell office:value-type="float" office:value="6818465.1" calcext:value-type="float">
            <text:p>6818465.1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7]=[.A196]; &quot;&quot;;[.A19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16.91" calcext:value-type="float">
            <text:p>3616.91</text:p>
          </table:table-cell>
          <table:table-cell office:value-type="float" office:value="2440.724" calcext:value-type="float">
            <text:p>2440.724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8" calcext:value-type="float">
            <text:p>296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8" calcext:value-type="float">
            <text:p>296.8</text:p>
          </table:table-cell>
          <table:table-cell office:value-type="float" office:value="460750.1" calcext:value-type="float">
            <text:p>460750.1</text:p>
          </table:table-cell>
          <table:table-cell office:value-type="float" office:value="6818470.84" calcext:value-type="float">
            <text:p>6818470.8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8]=[.A197]; &quot;&quot;;[.A19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54.97" calcext:value-type="float">
            <text:p>3654.97</text:p>
          </table:table-cell>
          <table:table-cell office:value-type="float" office:value="2443.853" calcext:value-type="float">
            <text:p>2443.853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43" calcext:value-type="float">
            <text:p>296.4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43" calcext:value-type="float">
            <text:p>296.43</text:p>
          </table:table-cell>
          <table:table-cell office:value-type="float" office:value="460787.84" calcext:value-type="float">
            <text:p>460787.84</text:p>
          </table:table-cell>
          <table:table-cell office:value-type="float" office:value="6818474.54" calcext:value-type="float">
            <text:p>6818474.5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199]=[.A198]; &quot;&quot;;[.A19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99.98" calcext:value-type="float">
            <text:p>3699.98</text:p>
          </table:table-cell>
          <table:table-cell office:value-type="float" office:value="2449.33" calcext:value-type="float">
            <text:p>2449.33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81" calcext:value-type="float">
            <text:p>296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81" calcext:value-type="float">
            <text:p>296.81</text:p>
          </table:table-cell>
          <table:table-cell office:value-type="float" office:value="460832.25" calcext:value-type="float">
            <text:p>460832.25</text:p>
          </table:table-cell>
          <table:table-cell office:value-type="float" office:value="6818479.36" calcext:value-type="float">
            <text:p>6818479.3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0]=[.A199]; &quot;&quot;;[.A20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29.92" calcext:value-type="float">
            <text:p>3729.92</text:p>
          </table:table-cell>
          <table:table-cell office:value-type="float" office:value="2453.537" calcext:value-type="float">
            <text:p>2453.537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29" calcext:value-type="float">
            <text:p>297.2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29" calcext:value-type="float">
            <text:p>297.29</text:p>
          </table:table-cell>
          <table:table-cell office:value-type="float" office:value="460861.74" calcext:value-type="float">
            <text:p>460861.74</text:p>
          </table:table-cell>
          <table:table-cell office:value-type="float" office:value="6818482.38" calcext:value-type="float">
            <text:p>6818482.38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1]=[.A200]; &quot;&quot;;[.A20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49.87" calcext:value-type="float">
            <text:p>3749.87</text:p>
          </table:table-cell>
          <table:table-cell office:value-type="float" office:value="2456.633" calcext:value-type="float">
            <text:p>2456.633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37" calcext:value-type="float">
            <text:p>297.3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37" calcext:value-type="float">
            <text:p>297.37</text:p>
          </table:table-cell>
          <table:table-cell office:value-type="float" office:value="460881.35" calcext:value-type="float">
            <text:p>460881.35</text:p>
          </table:table-cell>
          <table:table-cell office:value-type="float" office:value="6818484.27" calcext:value-type="float">
            <text:p>6818484.2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2]=[.A201]; &quot;&quot;;[.A20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78.02" calcext:value-type="float">
            <text:p>3778.02</text:p>
          </table:table-cell>
          <table:table-cell office:value-type="float" office:value="2461.532" calcext:value-type="float">
            <text:p>2461.532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81" calcext:value-type="float">
            <text:p>297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81" calcext:value-type="float">
            <text:p>297.81</text:p>
          </table:table-cell>
          <table:table-cell office:value-type="float" office:value="460908.95" calcext:value-type="float">
            <text:p>460908.95</text:p>
          </table:table-cell>
          <table:table-cell office:value-type="float" office:value="6818486.86" calcext:value-type="float">
            <text:p>6818486.8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3]=[.A202]; &quot;&quot;;[.A20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15.07" calcext:value-type="float">
            <text:p>3815.07</text:p>
          </table:table-cell>
          <table:table-cell office:value-type="float" office:value="2468.836" calcext:value-type="float">
            <text:p>2468.836</text:p>
          </table:table-cell>
          <table:table-cell office:value-type="string" calcext:value-type="string">
            <text:p>SN1 <text:s text:c="30"/></text:p>
          </table:table-cell>
          <table:table-cell office:value-type="float" office:value="298.54" calcext:value-type="float">
            <text:p>298.5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4" calcext:value-type="float">
            <text:p>298.54</text:p>
          </table:table-cell>
          <table:table-cell office:value-type="float" office:value="460945.1" calcext:value-type="float">
            <text:p>460945.1</text:p>
          </table:table-cell>
          <table:table-cell office:value-type="float" office:value="6818490.42" calcext:value-type="float">
            <text:p>6818490.4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4]=[.A203]; &quot;&quot;;[.A20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47.91" calcext:value-type="float">
            <text:p>3847.91</text:p>
          </table:table-cell>
          <table:table-cell office:value-type="float" office:value="2476.125" calcext:value-type="float">
            <text:p>2476.125</text:p>
          </table:table-cell>
          <table:table-cell office:value-type="string" calcext:value-type="string">
            <text:p>SNML4 <text:s text:c="30"/></text:p>
          </table:table-cell>
          <table:table-cell office:value-type="float" office:value="302.85" calcext:value-type="float">
            <text:p>302.8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85" calcext:value-type="float">
            <text:p>302.85</text:p>
          </table:table-cell>
          <table:table-cell office:value-type="float" office:value="460976.94" calcext:value-type="float">
            <text:p>460976.94</text:p>
          </table:table-cell>
          <table:table-cell office:value-type="float" office:value="6818493.77" calcext:value-type="float">
            <text:p>6818493.7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5]=[.A204]; &quot;&quot;;[.A20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6" calcext:value-type="float">
            <text:p>3941.6</text:p>
          </table:table-cell>
          <table:table-cell office:value-type="float" office:value="2501.151" calcext:value-type="float">
            <text:p>2501.151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35.13" calcext:value-type="float">
            <text:p>335.1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5.13" calcext:value-type="float">
            <text:p>335.13</text:p>
          </table:table-cell>
          <table:table-cell office:value-type="float" office:value="461066.72" calcext:value-type="float">
            <text:p>461066.72</text:p>
          </table:table-cell>
          <table:table-cell office:value-type="float" office:value="6818503.05" calcext:value-type="float">
            <text:p>6818503.05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6]=[.A205]; &quot;&quot;;[.A20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87" calcext:value-type="float">
            <text:p>3941.87</text:p>
          </table:table-cell>
          <table:table-cell office:value-type="float" office:value="2501.23" calcext:value-type="float">
            <text:p>2501.2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34.33" calcext:value-type="float">
            <text:p>334.33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4.33" calcext:value-type="float">
            <text:p>334.33</text:p>
          </table:table-cell>
          <table:table-cell office:value-type="float" office:value="461066.98" calcext:value-type="float">
            <text:p>461066.98</text:p>
          </table:table-cell>
          <table:table-cell office:value-type="float" office:value="6818503.07" calcext:value-type="float">
            <text:p>6818503.0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table:formula="of:=IF([.A207]=[.A206]; &quot;&quot;;[.A20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83.65" calcext:value-type="float">
            <text:p>3983.65</text:p>
          </table:table-cell>
          <table:table-cell office:value-type="float" office:value="2514.253" calcext:value-type="float">
            <text:p>2514.25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7.28" calcext:value-type="float">
            <text:p>347.2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7.28" calcext:value-type="float">
            <text:p>347.28</text:p>
          </table:table-cell>
          <table:table-cell office:value-type="float" office:value="461106.54" calcext:value-type="float">
            <text:p>461106.54</text:p>
          </table:table-cell>
          <table:table-cell office:value-type="float" office:value="6818506.32" calcext:value-type="float">
            <text:p>6818506.32</text:p>
          </table:table-cell>
          <table:table-cell/>
        </table:table-row>
        <table:table-row table:style-name="ro1">
          <table:table-cell office:value-type="string" calcext:value-type="string">
            <text:p>NO 34/7-Z-3 HT2 <text:s text:c="10"/></text:p>
          </table:table-cell>
          <table:table-cell table:formula="of:=IF([.A208]=[.A207]; &quot;&quot;;[.A208])" office:value-type="string" office:string-value="NO 34/7-Z-3 HT2           " calcext:value-type="string">
            <text:p>NO 34/7-Z-3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09-28 <text:s text:c="2"/></text:p>
          </table:table-cell>
          <table:table-cell office:value-type="float" office:value="2743.83" calcext:value-type="float">
            <text:p>2743.83</text:p>
          </table:table-cell>
          <table:table-cell office:value-type="float" office:value="2403.732" calcext:value-type="float">
            <text:p>2403.732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" calcext:value-type="float">
            <text:p>292</text:p>
          </table:table-cell>
          <table:table-cell office:value-type="float" office:value="459878.2" calcext:value-type="float">
            <text:p>459878.2</text:p>
          </table:table-cell>
          <table:table-cell office:value-type="float" office:value="6818388.62" calcext:value-type="float">
            <text:p>6818388.62</text:p>
          </table:table-cell>
          <table:table-cell/>
        </table:table-row>
        <table:table-row table:style-name="ro1">
          <table:table-cell office:value-type="string" calcext:value-type="string">
            <text:p>NO 34/7-Z-3 HT3 <text:s text:c="10"/></text:p>
          </table:table-cell>
          <table:table-cell table:formula="of:=IF([.A209]=[.A208]; &quot;&quot;;[.A209])" office:value-type="string" office:string-value="NO 34/7-Z-3 HT3           " calcext:value-type="string">
            <text:p>NO 34/7-Z-3 HT3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10-24 <text:s text:c="2"/></text:p>
          </table:table-cell>
          <table:table-cell office:value-type="float" office:value="3658.8" calcext:value-type="float">
            <text:p>3658.8</text:p>
          </table:table-cell>
          <table:table-cell office:value-type="float" office:value="2442.995" calcext:value-type="float">
            <text:p>2442.995</text:p>
          </table:table-cell>
          <table:table-cell office:value-type="string" calcext:value-type="string">
            <text:p>SN2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" calcext:value-type="float">
            <text:p>292</text:p>
          </table:table-cell>
          <table:table-cell office:value-type="float" office:value="460778.14" calcext:value-type="float">
            <text:p>460778.14</text:p>
          </table:table-cell>
          <table:table-cell office:value-type="float" office:value="6818523.59" calcext:value-type="float">
            <text:p>6818523.59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0]=[.A209]; &quot;&quot;;[.A210])" office:value-type="string" office:string-value="NO 34/7-Z-4 H             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242.2" calcext:value-type="float">
            <text:p>3242.2</text:p>
          </table:table-cell>
          <table:table-cell office:value-type="float" office:value="2373.996" calcext:value-type="float">
            <text:p>2373.996</text:p>
          </table:table-cell>
          <table:table-cell office:value-type="string" calcext:value-type="string">
            <text:p>SN7 <text:s text:c="30"/></text:p>
          </table:table-cell>
          <table:table-cell office:value-type="float" office:value="309.31" calcext:value-type="float">
            <text:p>309.3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9.31" calcext:value-type="float">
            <text:p>309.31</text:p>
          </table:table-cell>
          <table:table-cell office:value-type="float" office:value="459050.94" calcext:value-type="float">
            <text:p>459050.94</text:p>
          </table:table-cell>
          <table:table-cell office:value-type="float" office:value="6817239.78" calcext:value-type="float">
            <text:p>6817239.78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1]=[.A210]; &quot;&quot;;[.A211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489.3" calcext:value-type="float">
            <text:p>3489.3</text:p>
          </table:table-cell>
          <table:table-cell office:value-type="float" office:value="2403.27" calcext:value-type="float">
            <text:p>2403.27</text:p>
          </table:table-cell>
          <table:table-cell office:value-type="string" calcext:value-type="string">
            <text:p>SN7 <text:s text:c="30"/></text:p>
          </table:table-cell>
          <table:table-cell office:value-type="float" office:value="299.65" calcext:value-type="float">
            <text:p>299.6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65" calcext:value-type="float">
            <text:p>299.65</text:p>
          </table:table-cell>
          <table:table-cell office:value-type="float" office:value="459284.05" calcext:value-type="float">
            <text:p>459284.05</text:p>
          </table:table-cell>
          <table:table-cell office:value-type="float" office:value="6817163.64" calcext:value-type="float">
            <text:p>6817163.64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2]=[.A211]; &quot;&quot;;[.A21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539.4" calcext:value-type="float">
            <text:p>3539.4</text:p>
          </table:table-cell>
          <table:table-cell office:value-type="float" office:value="2409.21" calcext:value-type="float">
            <text:p>2409.21</text:p>
          </table:table-cell>
          <table:table-cell office:value-type="string" calcext:value-type="string">
            <text:p>SN6U <text:s text:c="30"/></text:p>
          </table:table-cell>
          <table:table-cell office:value-type="float" office:value="299.73" calcext:value-type="float">
            <text:p>299.7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73" calcext:value-type="float">
            <text:p>299.73</text:p>
          </table:table-cell>
          <table:table-cell office:value-type="float" office:value="459331.8" calcext:value-type="float">
            <text:p>459331.8</text:p>
          </table:table-cell>
          <table:table-cell office:value-type="float" office:value="6817149.74" calcext:value-type="float">
            <text:p>6817149.74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3]=[.A212]; &quot;&quot;;[.A21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24.3" calcext:value-type="float">
            <text:p>3624.3</text:p>
          </table:table-cell>
          <table:table-cell office:value-type="float" office:value="2419.052" calcext:value-type="float">
            <text:p>2419.052</text:p>
          </table:table-cell>
          <table:table-cell office:value-type="string" calcext:value-type="string">
            <text:p>SN6L <text:s text:c="30"/></text:p>
          </table:table-cell>
          <table:table-cell office:value-type="float" office:value="304.63" calcext:value-type="float">
            <text:p>304.6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63" calcext:value-type="float">
            <text:p>304.63</text:p>
          </table:table-cell>
          <table:table-cell office:value-type="float" office:value="459412.38" calcext:value-type="float">
            <text:p>459412.38</text:p>
          </table:table-cell>
          <table:table-cell office:value-type="float" office:value="6817125.01" calcext:value-type="float">
            <text:p>6817125.01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4]=[.A213]; &quot;&quot;;[.A21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76.2" calcext:value-type="float">
            <text:p>3676.2</text:p>
          </table:table-cell>
          <table:table-cell office:value-type="float" office:value="2425.027" calcext:value-type="float">
            <text:p>2425.027</text:p>
          </table:table-cell>
          <table:table-cell office:value-type="string" calcext:value-type="string">
            <text:p>SN6L <text:s text:c="30"/></text:p>
          </table:table-cell>
          <table:table-cell office:value-type="float" office:value="287.6" calcext:value-type="float">
            <text:p>287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6" calcext:value-type="float">
            <text:p>287.6</text:p>
          </table:table-cell>
          <table:table-cell office:value-type="float" office:value="459461.36" calcext:value-type="float">
            <text:p>459461.36</text:p>
          </table:table-cell>
          <table:table-cell office:value-type="float" office:value="6817108.98" calcext:value-type="float">
            <text:p>6817108.98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5]=[.A214]; &quot;&quot;;[.A21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769.3" calcext:value-type="float">
            <text:p>3769.3</text:p>
          </table:table-cell>
          <table:table-cell office:value-type="float" office:value="2435.891" calcext:value-type="float">
            <text:p>2435.891</text:p>
          </table:table-cell>
          <table:table-cell office:value-type="string" calcext:value-type="string">
            <text:p>SN5 <text:s text:c="30"/></text:p>
          </table:table-cell>
          <table:table-cell office:value-type="float" office:value="285.54" calcext:value-type="float">
            <text:p>285.5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5.54" calcext:value-type="float">
            <text:p>285.54</text:p>
          </table:table-cell>
          <table:table-cell office:value-type="float" office:value="459549.22" calcext:value-type="float">
            <text:p>459549.22</text:p>
          </table:table-cell>
          <table:table-cell office:value-type="float" office:value="6817080.29" calcext:value-type="float">
            <text:p>6817080.29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6]=[.A215]; &quot;&quot;;[.A21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36.4" calcext:value-type="float">
            <text:p>3836.4</text:p>
          </table:table-cell>
          <table:table-cell office:value-type="float" office:value="2443.851" calcext:value-type="float">
            <text:p>2443.851</text:p>
          </table:table-cell>
          <table:table-cell office:value-type="string" calcext:value-type="string">
            <text:p>SN5 <text:s text:c="30"/></text:p>
          </table:table-cell>
          <table:table-cell office:value-type="float" office:value="288.23" calcext:value-type="float">
            <text:p>288.2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8.23" calcext:value-type="float">
            <text:p>288.23</text:p>
          </table:table-cell>
          <table:table-cell office:value-type="float" office:value="459613.28" calcext:value-type="float">
            <text:p>459613.28</text:p>
          </table:table-cell>
          <table:table-cell office:value-type="float" office:value="6817062.11" calcext:value-type="float">
            <text:p>6817062.11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7]=[.A216]; &quot;&quot;;[.A21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1.8" calcext:value-type="float">
            <text:p>3891.8</text:p>
          </table:table-cell>
          <table:table-cell office:value-type="float" office:value="2450.395" calcext:value-type="float">
            <text:p>2450.395</text:p>
          </table:table-cell>
          <table:table-cell office:value-type="string" calcext:value-type="string">
            <text:p>SN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5.89" calcext:value-type="float">
            <text:p>459665.89</text:p>
          </table:table-cell>
          <table:table-cell office:value-type="float" office:value="6817046.12" calcext:value-type="float">
            <text:p>6817046.12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8]=[.A217]; &quot;&quot;;[.A218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2.35" calcext:value-type="float">
            <text:p>3892.35</text:p>
          </table:table-cell>
          <table:table-cell office:value-type="float" office:value="2450.459" calcext:value-type="float">
            <text:p>2450.459</text:p>
          </table:table-cell>
          <table:table-cell office:value-type="string" calcext:value-type="string">
            <text:p>SN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6.41" calcext:value-type="float">
            <text:p>459666.41</text:p>
          </table:table-cell>
          <table:table-cell office:value-type="float" office:value="6817045.95" calcext:value-type="float">
            <text:p>6817045.95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19]=[.A218]; &quot;&quot;;[.A219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7" calcext:value-type="float">
            <text:p>3943.7</text:p>
          </table:table-cell>
          <table:table-cell office:value-type="float" office:value="2456.488" calcext:value-type="float">
            <text:p>2456.488</text:p>
          </table:table-cell>
          <table:table-cell office:value-type="string" calcext:value-type="string">
            <text:p>SN4 <text:s text:c="30"/></text:p>
          </table:table-cell>
          <table:table-cell office:value-type="float" office:value="292.97" calcext:value-type="float">
            <text:p>292.9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7" calcext:value-type="float">
            <text:p>292.97</text:p>
          </table:table-cell>
          <table:table-cell office:value-type="float" office:value="459715.09" calcext:value-type="float">
            <text:p>459715.09</text:p>
          </table:table-cell>
          <table:table-cell office:value-type="float" office:value="6817030.83" calcext:value-type="float">
            <text:p>6817030.83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table:formula="of:=IF([.A220]=[.A219]; &quot;&quot;;[.A220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8" calcext:value-type="float">
            <text:p>3943.8</text:p>
          </table:table-cell>
          <table:table-cell office:value-type="float" office:value="2456.499" calcext:value-type="float">
            <text:p>2456.499</text:p>
          </table:table-cell>
          <table:table-cell office:value-type="string" calcext:value-type="string">
            <text:p>SN4 <text:s text:c="30"/></text:p>
          </table:table-cell>
          <table:table-cell office:value-type="float" office:value="293.09" calcext:value-type="float">
            <text:p>293.09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09" calcext:value-type="float">
            <text:p>293.09</text:p>
          </table:table-cell>
          <table:table-cell office:value-type="float" office:value="459715.19" calcext:value-type="float">
            <text:p>459715.19</text:p>
          </table:table-cell>
          <table:table-cell office:value-type="float" office:value="6817030.8" calcext:value-type="float">
            <text:p>6817030.8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1]=[.A220]; &quot;&quot;;[.A221])" office:value-type="string" office:string-value="NO 34/7-Z-4 HT2           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283.01" calcext:value-type="float">
            <text:p>3283.01</text:p>
          </table:table-cell>
          <table:table-cell office:value-type="float" office:value="2373.826" calcext:value-type="float">
            <text:p>2373.826</text:p>
          </table:table-cell>
          <table:table-cell office:value-type="string" calcext:value-type="string">
            <text:p>SN7 <text:s text:c="30"/></text:p>
          </table:table-cell>
          <table:table-cell office:value-type="float" office:value="301.33" calcext:value-type="float">
            <text:p>301.3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459062.58" calcext:value-type="float">
            <text:p>459062.58</text:p>
          </table:table-cell>
          <table:table-cell office:value-type="float" office:value="6817180.68" calcext:value-type="float">
            <text:p>6817180.68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2]=[.A221]; &quot;&quot;;[.A222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07.55" calcext:value-type="float">
            <text:p>3807.55</text:p>
          </table:table-cell>
          <table:table-cell office:value-type="float" office:value="2435.582" calcext:value-type="float">
            <text:p>2435.582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566.04" calcext:value-type="float">
            <text:p>459566.04</text:p>
          </table:table-cell>
          <table:table-cell office:value-type="float" office:value="6817047.27" calcext:value-type="float">
            <text:p>6817047.27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3]=[.A222]; &quot;&quot;;[.A223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44.56" calcext:value-type="float">
            <text:p>3844.56</text:p>
          </table:table-cell>
          <table:table-cell office:value-type="float" office:value="2440.251" calcext:value-type="float">
            <text:p>2440.251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01.04" calcext:value-type="float">
            <text:p>459601.04</text:p>
          </table:table-cell>
          <table:table-cell office:value-type="float" office:value="6817036.19" calcext:value-type="float">
            <text:p>6817036.19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4]=[.A223]; &quot;&quot;;[.A224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7" calcext:value-type="float">
            <text:p>3949.7</text:p>
          </table:table-cell>
          <table:table-cell office:value-type="float" office:value="2460.203" calcext:value-type="float">
            <text:p>2460.203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98.33" calcext:value-type="float">
            <text:p>459698.33</text:p>
          </table:table-cell>
          <table:table-cell office:value-type="float" office:value="6817001.93" calcext:value-type="float">
            <text:p>6817001.93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5]=[.A224]; &quot;&quot;;[.A225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8" calcext:value-type="float">
            <text:p>3949.8</text:p>
          </table:table-cell>
          <table:table-cell office:value-type="float" office:value="2460.228" calcext:value-type="float">
            <text:p>2460.228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98.42" calcext:value-type="float">
            <text:p>459698.42</text:p>
          </table:table-cell>
          <table:table-cell office:value-type="float" office:value="6817001.9" calcext:value-type="float">
            <text:p>6817001.9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6]=[.A225]; &quot;&quot;;[.A226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2.33" calcext:value-type="float">
            <text:p>3982.33</text:p>
          </table:table-cell>
          <table:table-cell office:value-type="float" office:value="2468.787" calcext:value-type="float">
            <text:p>2468.787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727.98" calcext:value-type="float">
            <text:p>459727.98</text:p>
          </table:table-cell>
          <table:table-cell office:value-type="float" office:value="6816991.36" calcext:value-type="float">
            <text:p>6816991.36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table:formula="of:=IF([.A227]=[.A226]; &quot;&quot;;[.A227])">
            <text:p/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3.29" calcext:value-type="float">
            <text:p>3983.29</text:p>
          </table:table-cell>
          <table:table-cell office:value-type="float" office:value="2469.064" calcext:value-type="float">
            <text:p>2469.064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728.84" calcext:value-type="float">
            <text:p>459728.84</text:p>
          </table:table-cell>
          <table:table-cell office:value-type="float" office:value="6816991.06" calcext:value-type="float">
            <text:p>6816991.06</text:p>
          </table:table-cell>
          <table:table-cell/>
        </table:table-row>
      </table:table>
      <table:table table:name="Sheet2" table:style-name="ta1"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34_4-12_A</text:p>
          </table:table-cell>
          <table:table-cell office:value-type="string" calcext:value-type="string">
            <text:p>R_12_A</text:p>
          </table:table-cell>
        </table:table-row>
        <table:table-row table:style-name="ro1">
          <table:table-cell office:value-type="string" calcext:value-type="string">
            <text:p>34_4-9_S</text:p>
          </table:table-cell>
          <table:table-cell office:value-type="string" calcext:value-type="string">
            <text:p>R_49_S</text:p>
          </table:table-cell>
        </table:table-row>
        <table:table-row table:style-name="ro1">
          <table:table-cell office:value-type="string" calcext:value-type="string">
            <text:p>34_4-C-1_H</text:p>
          </table:table-cell>
          <table:table-cell office:value-type="string" calcext:value-type="string">
            <text:p>R_C1_H</text:p>
          </table:table-cell>
        </table:table-row>
        <table:table-row table:style-name="ro1">
          <table:table-cell office:value-type="string" calcext:value-type="string">
            <text:p>34_4-C-1_HT2</text:p>
          </table:table-cell>
          <table:table-cell office:value-type="string" calcext:value-type="string">
            <text:p>R_C1_HT2</text:p>
          </table:table-cell>
        </table:table-row>
        <table:table-row table:style-name="ro1">
          <table:table-cell office:value-type="string" calcext:value-type="string">
            <text:p>34_4-C-2_AH</text:p>
          </table:table-cell>
          <table:table-cell office:value-type="string" calcext:value-type="string">
            <text:p>R_C2_AH</text:p>
          </table:table-cell>
        </table:table-row>
        <table:table-row table:style-name="ro1">
          <table:table-cell office:value-type="string" calcext:value-type="string">
            <text:p>34_7-P-9</text:p>
          </table:table-cell>
          <table:table-cell office:value-type="string" calcext:value-type="string">
            <text:p>R_P9</text:p>
          </table:table-cell>
        </table:table-row>
        <table:table-row table:style-name="ro1">
          <table:table-cell office:value-type="string" calcext:value-type="string">
            <text:p>34_7-V-1_H</text:p>
          </table:table-cell>
          <table:table-cell office:value-type="string" calcext:value-type="string">
            <text:p>R_V1_H</text:p>
          </table:table-cell>
        </table:table-row>
        <table:table-row table:style-name="ro1">
          <table:table-cell office:value-type="string" calcext:value-type="string">
            <text:p>34_7-V-2_H</text:p>
          </table:table-cell>
          <table:table-cell office:value-type="string" calcext:value-type="string">
            <text:p>R_V2_H</text:p>
          </table:table-cell>
        </table:table-row>
        <table:table-row table:style-name="ro1">
          <table:table-cell office:value-type="string" calcext:value-type="string">
            <text:p>34_7-V-3_H</text:p>
          </table:table-cell>
          <table:table-cell office:value-type="string" calcext:value-type="string">
            <text:p>R_V4_H</text:p>
          </table:table-cell>
        </table:table-row>
        <table:table-row table:style-name="ro1">
          <table:table-cell office:value-type="string" calcext:value-type="string">
            <text:p>34_7-V-4_H</text:p>
          </table:table-cell>
          <table:table-cell office:value-type="string" calcext:value-type="string">
            <text:p>R_V3_H</text:p>
          </table:table-cell>
        </table:table-row>
        <table:table-row table:style-name="ro1">
          <table:table-cell office:value-type="string" calcext:value-type="string">
            <text:p>34_7-X-1_H</text:p>
          </table:table-cell>
          <table:table-cell office:value-type="string" calcext:value-type="string">
            <text:p>R_X1_H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34_7-X-1_HT2___________</text:p>
          </table:table-cell>
          <table:table-cell/>
        </table:table-row>
        <table:table-row table:style-name="ro1">
          <table:table-cell office:value-type="string" calcext:value-type="string">
            <text:p>34_7-X-2_H_____________</text:p>
          </table:table-cell>
          <table:table-cell/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34_7-X-3_H_____________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34_7-X-4_H_____________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34_7-Z-1_H_____________</text:p>
          </table:table-cell>
          <table:table-cell/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34_7-Z-2_H_____________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34_7-Z-3_H_____________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34_7-Z-3_HT2___________</text:p>
          </table:table-cell>
          <table:table-cell/>
        </table:table-row>
        <table:table-row table:style-name="ro1">
          <table:table-cell office:value-type="string" calcext:value-type="string">
            <text:p>34_7-Z-3_HT3___________</text:p>
          </table:table-cell>
          <table:table-cell/>
        </table:table-row>
        <table:table-row table:style-name="ro1">
          <table:table-cell office:value-type="string" calcext:value-type="string">
            <text:p>34_7-Z-4_H_____________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34_7-Z-4_HT2___________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03T15:58:15.429641625</dc:date>
    <meta:editing-duration>PT10M4S</meta:editing-duration>
    <meta:editing-cycles>2</meta:editing-cycles>
    <meta:generator>LibreOffice/5.3.6.1$Linux_X86_64 LibreOffice_project/30$Build-1</meta:generator>
    <meta:document-statistic meta:table-count="2" meta:cell-count="2983" meta:object-count="0"/>
  </office:meta>
</office:document-meta>
</file>